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6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>
      <style:table-cell-properties fo:background-color="transparent" fo:wrap-option="wrap" style:vertical-align="top"/>
    </style:style>
    <style:style style:name="ce2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fo:wrap-option="wrap" style:vertical-align="top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40">
      <style:table-cell-properties fo:wrap-option="wrap" style:vertical-align="top"/>
    </style:style>
    <style:style style:name="ce31" style:family="table-cell" style:parent-style-name="Default" style:data-style-name="N140">
      <style:table-cell-properties fo:background-color="transparent" fo:wrap-option="wrap" style:vertical-align="top"/>
    </style:style>
    <style:style style:name="ce32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3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2" style:family="table-cell" style:parent-style-name="Default" style:data-style-name="N140">
      <style:table-cell-properties fo:background-color="#ffcc00" fo:wrap-option="wrap" style:vertical-align="top"/>
    </style:style>
    <style:style style:name="ce43" style:family="table-cell" style:parent-style-name="Default" style:data-style-name="N133">
      <style:table-cell-properties fo:background-color="#ccff00" fo:wrap-option="wrap" style:vertical-align="top"/>
    </style:style>
    <style:style style:name="ce44" style:family="table-cell" style:parent-style-name="Default" style:data-style-name="N133">
      <style:table-cell-properties fo:background-color="transparent" fo:wrap-option="wrap" style:vertical-align="top"/>
    </style:style>
    <style:style style:name="ce45" style:family="table-cell" style:parent-style-name="Default" style:data-style-name="N133">
      <style:table-cell-properties fo:background-color="#e6e6ff" fo:wrap-option="wrap" style:vertical-align="top"/>
    </style:style>
    <style:style style:name="ce4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00" fo:wrap-option="wrap" style:vertical-align="top"/>
    </style:style>
    <style:style style:name="ce4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0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AUX PS r5B9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number-columns-repeated="3" table:default-cell-style-name="ce28"/>
        <table:table-column table:style-name="co7" table:default-cell-style-name="ce28"/>
        <table:table-column table:style-name="co8" table:default-cell-style-name="ce28"/>
        <table:table-column table:style-name="co6" table:number-columns-repeated="3" table:default-cell-style-name="ce28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0"/>
          <table:table-cell table:style-name="ce33"/>
          <table:table-cell/>
          <table:table-cell table:style-name="ce6"/>
          <table:table-cell table:style-name="ce41" office:value-type="string" calcext:value-type="string" table:number-columns-spanned="2" table:number-rows-spanned="1">
            <text:p>GBP/EUR ratio:</text:p>
          </table:table-cell>
          <table:covered-table-cell table:style-name="ce43"/>
          <table:table-cell table:style-name="ce47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29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2"/>
          <table:covered-table-cell table:style-name="ce29"/>
          <table:table-cell table:style-name="ce48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2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39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49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n8 (X1)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C85</text:p>
          </table:table-cell>
          <table:table-cell table:style-name="ce23" table:formula="of:=[.A4]" office:value-type="float" office:value="1" calcext:value-type="float">
            <text:p>1</text:p>
          </table:table-cell>
          <table:table-cell table:style-name="ce26" office:value-type="float" office:value="2478385" calcext:value-type="float">
            <text:p>2478385</text:p>
          </table:table-cell>
          <table:table-cell table:style-name="ce31" office:value-type="float" office:value="0.354" calcext:value-type="float">
            <text:p>0,354</text:p>
          </table:table-cell>
          <table:table-cell table:style-name="ce34" table:formula="of:=IF(OR([.F4]=&quot;-&quot;; [.E4]=&quot;&quot;);&quot;&quot;;[.E4]*[.G4])" office:value-type="currency" office:currency="GBP" office:value="0.354" calcext:value-type="currency">
            <text:p>£0,35</text:p>
          </table:table-cell>
          <table:table-cell table:style-name="ce37"/>
          <table:table-cell table:style-name="ce20" office:value-type="string" calcext:value-type="string">
            <text:p>MKP-Y2-6N8</text:p>
          </table:table-cell>
          <table:table-cell table:style-name="ce31" office:value-type="float" office:value="0.1584" calcext:value-type="float">
            <text:p>0,158</text:p>
          </table:table-cell>
          <table:table-cell table:style-name="ce44" table:formula="of:=IF(OR([.J4]=&quot;-&quot;;[.E4]=&quot;&quot;);&quot;&quot;;[.E4]*[.K4])" office:value-type="currency" office:currency="EUR" office:value="0.1584" calcext:value-type="currency">
            <text:p>0,16 €</text:p>
          </table:table-cell>
          <table:table-cell table:style-name="ce50" table:formula="of:=IF([.E4]&lt;&gt;&quot;&quot;; IF([.F4]&lt;&gt;&quot;-&quot; ; IF([.L4] &gt; [.H4]*[.$M$1];[.H4]*[.$M$1];[.L4]);[.L4]);&quot;&quot;)" office:value-type="currency" office:currency="EUR" office:value="0.1584" calcext:value-type="currency">
            <text:p>0,158 €</text:p>
          </table:table-cell>
          <table:table-cell table:style-name="ce51" table:formula="of:=[.E4]" office:value-type="float" office:value="1" calcext:value-type="float">
            <text:p>1</text:p>
          </table:table-cell>
          <table:table-cell table:style-name="ce51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C86</text:p>
          </table:table-cell>
          <table:table-cell table:style-name="ce24" table:formula="of:=[.A5]" office:value-type="float" office:value="1" calcext:value-type="float">
            <text:p>1</text:p>
          </table:table-cell>
          <table:table-cell table:style-name="ce27" office:value-type="float" office:value="2468839" calcext:value-type="float">
            <text:p>2468839</text:p>
          </table:table-cell>
          <table:table-cell table:style-name="ce32" office:value-type="float" office:value="0.63" calcext:value-type="float">
            <text:p>0,630</text:p>
          </table:table-cell>
          <table:table-cell table:style-name="ce35" table:formula="of:=IF(OR([.F5]=&quot;-&quot;; [.E5]=&quot;&quot;);&quot;&quot;;[.E5]*[.G5])" office:value-type="currency" office:currency="GBP" office:value="0.63" calcext:value-type="currency">
            <text:p>£0,63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5]=&quot;-&quot;;[.E5]=&quot;&quot;);&quot;&quot;;[.E5]*[.K5])">
            <text:p/>
          </table:table-cell>
          <table:table-cell table:style-name="ce50" table:formula="of:=IF([.E5]&lt;&gt;&quot;&quot;; IF([.F5]&lt;&gt;&quot;-&quot; ; IF([.L5] &gt; [.H5]*[.$M$1];[.H5]*[.$M$1];[.L5]);[.L5]);&quot;&quot;)" office:value-type="currency" office:currency="EUR" office:value="0.7525791" calcext:value-type="currency">
            <text:p>0,753 €</text:p>
          </table:table-cell>
          <table:table-cell table:style-name="ce4" table:formula="of:=[.E5]" office:value-type="float" office:value="1" calcext:value-type="float">
            <text:p>1</text:p>
          </table:table-cell>
          <table:table-cell table:style-name="ce54" table:formula="of:=IF(OR([.N5]&lt;&gt;&quot;&quot;;[.C5]=&quot;Not installed&quot;);&quot;&quot;;[.E5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87, C90</text:p>
          </table:table-cell>
          <table:table-cell table:style-name="ce23" table:formula="of:=[.A6]" office:value-type="float" office:value="2" calcext:value-type="float">
            <text:p>2</text:p>
          </table:table-cell>
          <table:table-cell table:style-name="ce26" office:value-type="float" office:value="1759252" calcext:value-type="float">
            <text:p>1759252</text:p>
          </table:table-cell>
          <table:table-cell table:style-name="ce31" office:value-type="float" office:value="0.0209" calcext:value-type="float">
            <text:p>0,021</text:p>
          </table:table-cell>
          <table:table-cell table:style-name="ce34" table:formula="of:=IF(OR([.F6]=&quot;-&quot;; [.E6]=&quot;&quot;);&quot;&quot;;[.E6]*[.G6])" office:value-type="currency" office:currency="GBP" office:value="0.0418" calcext:value-type="currency">
            <text:p>£0,04</text:p>
          </table:table-cell>
          <table:table-cell table:style-name="ce37"/>
          <table:table-cell table:style-name="ce20" office:value-type="string" calcext:value-type="string">
            <text:p>CL21B223KBANNNC </text:p>
          </table:table-cell>
          <table:table-cell table:style-name="ce31" office:value-type="float" office:value="0.00841" calcext:value-type="float">
            <text:p>0,008</text:p>
          </table:table-cell>
          <table:table-cell table:style-name="ce44" table:formula="of:=IF(OR([.J6]=&quot;-&quot;;[.E6]=&quot;&quot;);&quot;&quot;;[.E6]*[.K6])" office:value-type="currency" office:currency="EUR" office:value="0.01682" calcext:value-type="currency">
            <text:p>0,02 €</text:p>
          </table:table-cell>
          <table:table-cell table:style-name="ce50" table:formula="of:=IF([.E6]&lt;&gt;&quot;&quot;; IF([.F6]&lt;&gt;&quot;-&quot; ; IF([.L6] &gt; [.H6]*[.$M$1];[.H6]*[.$M$1];[.L6]);[.L6]);&quot;&quot;)" office:value-type="currency" office:currency="EUR" office:value="0.01682" calcext:value-type="currency">
            <text:p>0,017 €</text:p>
          </table:table-cell>
          <table:table-cell table:style-name="ce51"/>
          <table:table-cell table:style-name="ce51" table:formula="of:=IF(OR([.N6]&lt;&gt;&quot;&quot;;[.C6]=&quot;Not installed&quot;);&quot;&quot;;[.E6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10, 25V</text:p>
          </table:table-cell>
          <table:table-cell table:style-name="ce16" office:value-type="string" calcext:value-type="string">
            <text:p>C88, C92, C93</text:p>
          </table:table-cell>
          <table:table-cell table:style-name="ce24" table:formula="of:=[.A7]" office:value-type="float" office:value="3" calcext:value-type="float">
            <text:p>3</text:p>
          </table:table-cell>
          <table:table-cell table:style-name="ce27" office:value-type="float" office:value="1907365" calcext:value-type="float">
            <text:p>1907365</text:p>
          </table:table-cell>
          <table:table-cell table:style-name="ce32" office:value-type="float" office:value="0.33" calcext:value-type="float">
            <text:p>0,330</text:p>
          </table:table-cell>
          <table:table-cell table:style-name="ce35" table:formula="of:=IF(OR([.F7]=&quot;-&quot;; [.E7]=&quot;&quot;);&quot;&quot;;[.E7]*[.G7])" office:value-type="currency" office:currency="GBP" office:value="0.99" calcext:value-type="currency">
            <text:p>£0,99</text:p>
          </table:table-cell>
          <table:table-cell table:style-name="ce38"/>
          <table:table-cell table:style-name="ce40" office:value-type="string" calcext:value-type="string">
            <text:p>CL32A475KAULNNE </text:p>
          </table:table-cell>
          <table:table-cell table:style-name="ce32" office:value-type="float" office:value="0.11609" calcext:value-type="float">
            <text:p>0,116</text:p>
          </table:table-cell>
          <table:table-cell table:style-name="ce45" table:formula="of:=IF(OR([.J7]=&quot;-&quot;;[.E7]=&quot;&quot;);&quot;&quot;;[.E7]*[.K7])" office:value-type="currency" office:currency="EUR" office:value="0.34827" calcext:value-type="currency">
            <text:p>0,35 €</text:p>
          </table:table-cell>
          <table:table-cell table:style-name="ce50" table:formula="of:=IF([.E7]&lt;&gt;&quot;&quot;; IF([.F7]&lt;&gt;&quot;-&quot; ; IF([.L7] &gt; [.H7]*[.$M$1];[.H7]*[.$M$1];[.L7]);[.L7]);&quot;&quot;)" office:value-type="currency" office:currency="EUR" office:value="0.34827" calcext:value-type="currency">
            <text:p>0,348 €</text:p>
          </table:table-cell>
          <table:table-cell table:style-name="ce4"/>
          <table:table-cell table:style-name="ce54" table:formula="of:=IF(OR([.N7]&lt;&gt;&quot;&quot;;[.C7]=&quot;Not installed&quot;);&quot;&quot;;[.E7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89</text:p>
          </table:table-cell>
          <table:table-cell table:style-name="ce23" table:formula="of:=[.A8]" office:value-type="float" office:value="1" calcext:value-type="float">
            <text:p>1</text:p>
          </table:table-cell>
          <table:table-cell table:style-name="ce26" office:value-type="string" calcext:value-type="string">
            <text:p>1759212</text:p>
          </table:table-cell>
          <table:table-cell table:style-name="ce31" office:value-type="float" office:value="0.0303" calcext:value-type="float">
            <text:p>0,030</text:p>
          </table:table-cell>
          <table:table-cell table:style-name="ce34" table:formula="of:=IF(OR([.F8]=&quot;-&quot;; [.E8]=&quot;&quot;);&quot;&quot;;[.E8]*[.G8])" office:value-type="currency" office:currency="GBP" office:value="0.0303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CL21C331JBANNNC</text:p>
          </table:table-cell>
          <table:table-cell table:style-name="ce31" office:value-type="float" office:value="0.01377" calcext:value-type="float">
            <text:p>0,014</text:p>
          </table:table-cell>
          <table:table-cell table:style-name="ce44" table:formula="of:=IF(OR([.J8]=&quot;-&quot;;[.E8]=&quot;&quot;);&quot;&quot;;[.E8]*[.K8])" office:value-type="currency" office:currency="EUR" office:value="0.01377" calcext:value-type="currency">
            <text:p>0,01 €</text:p>
          </table:table-cell>
          <table:table-cell table:style-name="ce50" table:formula="of:=IF([.E8]&lt;&gt;&quot;&quot;; IF([.F8]&lt;&gt;&quot;-&quot; ; IF([.L8] &gt; [.H8]*[.$M$1];[.H8]*[.$M$1];[.L8]);[.L8]);&quot;&quot;)" office:value-type="currency" office:currency="EUR" office:value="0.01377" calcext:value-type="currency">
            <text:p>0,014 €</text:p>
          </table:table-cell>
          <table:table-cell table:style-name="ce51"/>
          <table:table-cell table:style-name="ce51" table:formula="of:=IF(OR([.N8]&lt;&gt;&quot;&quot;;[.C8]=&quot;Not installed&quot;);&quot;&quot;;[.E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91</text:p>
          </table:table-cell>
          <table:table-cell table:style-name="ce24" table:formula="of:=[.A9]" office:value-type="float" office:value="1" calcext:value-type="float">
            <text:p>1</text:p>
          </table:table-cell>
          <table:table-cell table:style-name="ce27" office:value-type="string" calcext:value-type="string">
            <text:p>2496832</text:p>
          </table:table-cell>
          <table:table-cell table:style-name="ce32" office:value-type="float" office:value="0.0058" calcext:value-type="float">
            <text:p>0,006</text:p>
          </table:table-cell>
          <table:table-cell table:style-name="ce35" table:formula="of:=IF(OR([.F9]=&quot;-&quot;; [.E9]=&quot;&quot;);&quot;&quot;;[.E9]*[.G9])" office:value-type="currency" office:currency="GBP" office:value="0.0058" calcext:value-type="currency">
            <text:p>£0,01</text:p>
          </table:table-cell>
          <table:table-cell table:style-name="ce38"/>
          <table:table-cell table:style-name="ce40" office:value-type="string" calcext:value-type="string">
            <text:p>CL10B104KO8NNNC </text:p>
          </table:table-cell>
          <table:table-cell table:style-name="ce32" office:value-type="float" office:value="0.0044" calcext:value-type="float">
            <text:p>0,004</text:p>
          </table:table-cell>
          <table:table-cell table:style-name="ce45" table:formula="of:=IF(OR([.J9]=&quot;-&quot;;[.E9]=&quot;&quot;);&quot;&quot;;[.E9]*[.K9])" office:value-type="currency" office:currency="EUR" office:value="0.0044" calcext:value-type="currency">
            <text:p>0,00 €</text:p>
          </table:table-cell>
          <table:table-cell table:style-name="ce50" table:formula="of:=IF([.E9]&lt;&gt;&quot;&quot;; IF([.F9]&lt;&gt;&quot;-&quot; ; IF([.L9] &gt; [.H9]*[.$M$1];[.H9]*[.$M$1];[.L9]);[.L9]);&quot;&quot;)" office:value-type="currency" office:currency="EUR" office:value="0.0044" calcext:value-type="currency">
            <text:p>0,004 €</text:p>
          </table:table-cell>
          <table:table-cell table:style-name="ce4"/>
          <table:table-cell table:style-name="ce54" table:formula="of:=IF(OR([.N9]&lt;&gt;&quot;&quot;;[.C9]=&quot;Not installed&quot;);&quot;&quot;;[.E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4</text:p>
          </table:table-cell>
          <table:table-cell table:style-name="ce23" table:formula="of:=[.A10]" office:value-type="float" office:value="1" calcext:value-type="float">
            <text:p>1</text:p>
          </table:table-cell>
          <table:table-cell table:style-name="ce26" office:value-type="float" office:value="2407340" calcext:value-type="float">
            <text:p>2407340</text:p>
          </table:table-cell>
          <table:table-cell table:style-name="ce31" office:value-type="float" office:value="0.0352" calcext:value-type="float">
            <text:p>0,035</text:p>
          </table:table-cell>
          <table:table-cell table:style-name="ce34" table:formula="of:=IF(OR([.F10]=&quot;-&quot;; [.E10]=&quot;&quot;);&quot;&quot;;[.E10]*[.G10])" office:value-type="currency" office:currency="GBP" office:value="0.0352" calcext:value-type="currency">
            <text:p>£0,04</text:p>
          </table:table-cell>
          <table:table-cell table:style-name="ce37"/>
          <table:table-cell table:style-name="ce20" office:value-type="string" calcext:value-type="string">
            <text:p>CL21B102KCANNNC </text:p>
          </table:table-cell>
          <table:table-cell table:style-name="ce31" office:value-type="float" office:value="0.00649" calcext:value-type="float">
            <text:p>0,006</text:p>
          </table:table-cell>
          <table:table-cell table:style-name="ce44" table:formula="of:=IF(OR([.J10]=&quot;-&quot;;[.E10]=&quot;&quot;);&quot;&quot;;[.E10]*[.K10])" office:value-type="currency" office:currency="EUR" office:value="0.00649" calcext:value-type="currency">
            <text:p>0,01 €</text:p>
          </table:table-cell>
          <table:table-cell table:style-name="ce50" table:formula="of:=IF([.E10]&lt;&gt;&quot;&quot;; IF([.F10]&lt;&gt;&quot;-&quot; ; IF([.L10] &gt; [.H10]*[.$M$1];[.H10]*[.$M$1];[.L10]);[.L10]);&quot;&quot;)" office:value-type="currency" office:currency="EUR" office:value="0.00649" calcext:value-type="currency">
            <text:p>0,006 €</text:p>
          </table:table-cell>
          <table:table-cell table:style-name="ce51"/>
          <table:table-cell table:style-name="ce51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95</text:p>
          </table:table-cell>
          <table:table-cell table:style-name="ce24" table:formula="of:=[.A11]" office:value-type="float" office:value="1" calcext:value-type="float">
            <text:p>1</text:p>
          </table:table-cell>
          <table:table-cell table:style-name="ce27" office:value-type="float" office:value="1759240" calcext:value-type="float">
            <text:p>1759240</text:p>
          </table:table-cell>
          <table:table-cell table:style-name="ce32" office:value-type="float" office:value="0.0303" calcext:value-type="float">
            <text:p>0,030</text:p>
          </table:table-cell>
          <table:table-cell table:style-name="ce35" table:formula="of:=IF(OR([.F11]=&quot;-&quot;; [.E11]=&quot;&quot;);&quot;&quot;;[.E11]*[.G11])" office:value-type="currency" office:currency="GBP" office:value="0.0303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CL21B392KBANNNC</text:p>
          </table:table-cell>
          <table:table-cell table:style-name="ce32" office:value-type="float" office:value="0.00906" calcext:value-type="float">
            <text:p>0,009</text:p>
          </table:table-cell>
          <table:table-cell table:style-name="ce45" table:formula="of:=IF(OR([.J11]=&quot;-&quot;;[.E11]=&quot;&quot;);&quot;&quot;;[.E11]*[.K11])" office:value-type="currency" office:currency="EUR" office:value="0.00906" calcext:value-type="currency">
            <text:p>0,01 €</text:p>
          </table:table-cell>
          <table:table-cell table:style-name="ce50" table:formula="of:=IF([.E11]&lt;&gt;&quot;&quot;; IF([.F11]&lt;&gt;&quot;-&quot; ; IF([.L11] &gt; [.H11]*[.$M$1];[.H11]*[.$M$1];[.L11]);[.L11]);&quot;&quot;)" office:value-type="currency" office:currency="EUR" office:value="0.00906" calcext:value-type="currency">
            <text:p>0,009 €</text:p>
          </table:table-cell>
          <table:table-cell table:style-name="ce4"/>
          <table:table-cell table:style-name="ce54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6</text:p>
          </table:table-cell>
          <table:table-cell table:style-name="ce23" table:formula="of:=[.A12]" office:value-type="float" office:value="1" calcext:value-type="float">
            <text:p>1</text:p>
          </table:table-cell>
          <table:table-cell table:style-name="ce26" office:value-type="float" office:value="1759207" calcext:value-type="float">
            <text:p>1759207</text:p>
          </table:table-cell>
          <table:table-cell table:style-name="ce31" office:value-type="float" office:value="0.051" calcext:value-type="float">
            <text:p>0,051</text:p>
          </table:table-cell>
          <table:table-cell table:style-name="ce34" table:formula="of:=IF(OR([.F12]=&quot;-&quot;; [.E12]=&quot;&quot;);&quot;&quot;;[.E12]*[.G12])" office:value-type="currency" office:currency="GBP" office:value="0.051" calcext:value-type="currency">
            <text:p>£0,05</text:p>
          </table:table-cell>
          <table:table-cell table:style-name="ce37"/>
          <table:table-cell table:style-name="ce20" office:value-type="string" calcext:value-type="string">
            <text:p>CL10C181JB8NNNC</text:p>
          </table:table-cell>
          <table:table-cell table:style-name="ce31" office:value-type="float" office:value="0.00596" calcext:value-type="float">
            <text:p>0,006</text:p>
          </table:table-cell>
          <table:table-cell table:style-name="ce44" table:formula="of:=IF(OR([.J12]=&quot;-&quot;;[.E12]=&quot;&quot;);&quot;&quot;;[.E12]*[.K12])" office:value-type="currency" office:currency="EUR" office:value="0.00596" calcext:value-type="currency">
            <text:p>0,01 €</text:p>
          </table:table-cell>
          <table:table-cell table:style-name="ce50" table:formula="of:=IF([.E12]&lt;&gt;&quot;&quot;; IF([.F12]&lt;&gt;&quot;-&quot; ; IF([.L12] &gt; [.H12]*[.$M$1];[.H12]*[.$M$1];[.L12]);[.L12]);&quot;&quot;)" office:value-type="currency" office:currency="EUR" office:value="0.00596" calcext:value-type="currency">
            <text:p>0,006 €</text:p>
          </table:table-cell>
          <table:table-cell table:style-name="ce51"/>
          <table:table-cell table:style-name="ce51" table:formula="of:=IF(OR([.N12]&lt;&gt;&quot;&quot;;[.C12]=&quot;Not installed&quot;);&quot;&quot;;[.E1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6" office:value-type="string" calcext:value-type="string">
            <text:p>SMD; Ø6.3 x 7.7mm</text:p>
          </table:table-cell>
          <table:table-cell table:style-name="ce16" office:value-type="string" calcext:value-type="string">
            <text:p>C97</text:p>
          </table:table-cell>
          <table:table-cell table:style-name="ce24" table:formula="of:=[.A13]" office:value-type="float" office:value="1" calcext:value-type="float">
            <text:p>1</text:p>
          </table:table-cell>
          <table:table-cell table:style-name="ce27" office:value-type="float" office:value="1539501" calcext:value-type="float">
            <text:p>1539501</text:p>
          </table:table-cell>
          <table:table-cell table:style-name="ce32" office:value-type="float" office:value="0.305" calcext:value-type="float">
            <text:p>0,305</text:p>
          </table:table-cell>
          <table:table-cell table:style-name="ce35" table:formula="of:=IF(OR([.F13]=&quot;-&quot;; [.E13]=&quot;&quot;);&quot;&quot;;[.E13]*[.G13])" office:value-type="currency" office:currency="GBP" office:value="0.305" calcext:value-type="currency">
            <text:p>£0,31</text:p>
          </table:table-cell>
          <table:table-cell table:style-name="ce38"/>
          <table:table-cell table:style-name="ce40" office:value-type="string" calcext:value-type="string">
            <text:p>EEEFPV101XAP</text:p>
          </table:table-cell>
          <table:table-cell table:style-name="ce32" office:value-type="float" office:value="0.34" calcext:value-type="float">
            <text:p>0,340</text:p>
          </table:table-cell>
          <table:table-cell table:style-name="ce45" table:formula="of:=IF(OR([.J13]=&quot;-&quot;;[.E13]=&quot;&quot;);&quot;&quot;;[.E13]*[.K13])" office:value-type="currency" office:currency="EUR" office:value="0.34" calcext:value-type="currency">
            <text:p>0,34 €</text:p>
          </table:table-cell>
          <table:table-cell table:style-name="ce50" table:formula="of:=IF([.E13]&lt;&gt;&quot;&quot;; IF([.F13]&lt;&gt;&quot;-&quot; ; IF([.L13] &gt; [.H13]*[.$M$1];[.H13]*[.$M$1];[.L13]);[.L13]);&quot;&quot;)" office:value-type="currency" office:currency="EUR" office:value="0.34" calcext:value-type="currency">
            <text:p>0,340 €</text:p>
          </table:table-cell>
          <table:table-cell table:style-name="ce4"/>
          <table:table-cell table:style-name="ce54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C98</text:p>
          </table:table-cell>
          <table:table-cell table:style-name="ce23" table:formula="of:=[.A14]" office:value-type="float" office:value="1" calcext:value-type="float">
            <text:p>1</text:p>
          </table:table-cell>
          <table:table-cell table:style-name="ce26" office:value-type="float" office:value="2496983" calcext:value-type="float">
            <text:p>2496983</text:p>
          </table:table-cell>
          <table:table-cell table:style-name="ce31" office:value-type="float" office:value="0.0107" calcext:value-type="float">
            <text:p>0,011</text:p>
          </table:table-cell>
          <table:table-cell table:style-name="ce34" table:formula="of:=IF(OR([.F14]=&quot;-&quot;; [.E14]=&quot;&quot;);&quot;&quot;;[.E14]*[.G14])" office:value-type="currency" office:currency="GBP" office:value="0.0107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CC0805KRX7R9473</text:p>
          </table:table-cell>
          <table:table-cell table:style-name="ce31" office:value-type="float" office:value="0.0082" calcext:value-type="float">
            <text:p>0,008</text:p>
          </table:table-cell>
          <table:table-cell table:style-name="ce44" table:formula="of:=IF(OR([.J14]=&quot;-&quot;;[.E14]=&quot;&quot;);&quot;&quot;;[.E14]*[.K14])" office:value-type="currency" office:currency="EUR" office:value="0.0082" calcext:value-type="currency">
            <text:p>0,01 €</text:p>
          </table:table-cell>
          <table:table-cell table:style-name="ce50" table:formula="of:=IF([.E14]&lt;&gt;&quot;&quot;; IF([.F14]&lt;&gt;&quot;-&quot; ; IF([.L14] &gt; [.H14]*[.$M$1];[.H14]*[.$M$1];[.L14]);[.L14]);&quot;&quot;)" office:value-type="currency" office:currency="EUR" office:value="0.0082" calcext:value-type="currency">
            <text:p>0,008 €</text:p>
          </table:table-cell>
          <table:table-cell table:style-name="ce51"/>
          <table:table-cell table:style-name="ce51" table:formula="of:=IF(OR([.N14]&lt;&gt;&quot;&quot;;[.C14]=&quot;Not installed&quot;);&quot;&quot;;[.E1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19</text:p>
          </table:table-cell>
          <table:table-cell table:style-name="ce24" table:formula="of:=[.A15]" office:value-type="float" office:value="1" calcext:value-type="float">
            <text:p>1</text:p>
          </table:table-cell>
          <table:table-cell table:style-name="ce27" office:value-type="float" office:value="1713889" calcext:value-type="float">
            <text:p>1713889</text:p>
          </table:table-cell>
          <table:table-cell table:style-name="ce32" office:value-type="float" office:value="0.657" calcext:value-type="float">
            <text:p>0,657</text:p>
          </table:table-cell>
          <table:table-cell table:style-name="ce35" table:formula="of:=IF(OR([.F15]=&quot;-&quot;; [.E15]=&quot;&quot;);&quot;&quot;;[.E15]*[.G15])" office:value-type="currency" office:currency="GBP" office:value="0.657" calcext:value-type="currency">
            <text:p>£0,66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15]=&quot;-&quot;;[.E15]=&quot;&quot;);&quot;&quot;;[.E15]*[.K15])">
            <text:p/>
          </table:table-cell>
          <table:table-cell table:style-name="ce50" table:formula="of:=IF([.E15]&lt;&gt;&quot;&quot;; IF([.F15]&lt;&gt;&quot;-&quot; ; IF([.L15] &gt; [.H15]*[.$M$1];[.H15]*[.$M$1];[.L15]);[.L15]);&quot;&quot;)" office:value-type="currency" office:currency="EUR" office:value="0.78483249" calcext:value-type="currency">
            <text:p>0,785 €</text:p>
          </table:table-cell>
          <table:table-cell table:style-name="ce4"/>
          <table:table-cell table:style-name="ce54" table:formula="of:=IF(OR([.N15]&lt;&gt;&quot;&quot;;[.C15]=&quot;Not installed&quot;);&quot;&quot;;[.E1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20" office:value-type="string" calcext:value-type="string">
            <text:p>D20</text:p>
          </table:table-cell>
          <table:table-cell table:style-name="ce23" table:formula="of:=[.A16]" office:value-type="float" office:value="1" calcext:value-type="float">
            <text:p>1</text:p>
          </table:table-cell>
          <table:table-cell table:style-name="ce26" office:value-type="float" office:value="8738025" calcext:value-type="float">
            <text:p>8738025</text:p>
          </table:table-cell>
          <table:table-cell table:style-name="ce31" office:value-type="float" office:value="0.146" calcext:value-type="float">
            <text:p>0,146</text:p>
          </table:table-cell>
          <table:table-cell table:style-name="ce34" table:formula="of:=IF(OR([.F16]=&quot;-&quot;; [.E16]=&quot;&quot;);&quot;&quot;;[.E16]*[.G16])" office:value-type="currency" office:currency="GBP" office:value="0.146" calcext:value-type="currency">
            <text:p>£0,15</text:p>
          </table:table-cell>
          <table:table-cell table:style-name="ce37"/>
          <table:table-cell table:style-name="ce20" office:value-type="string" calcext:value-type="string">
            <text:p>SKL16</text:p>
          </table:table-cell>
          <table:table-cell table:style-name="ce31" office:value-type="float" office:value="0.0185" calcext:value-type="float">
            <text:p>0,019</text:p>
          </table:table-cell>
          <table:table-cell table:style-name="ce44" table:formula="of:=IF(OR([.J16]=&quot;-&quot;;[.E16]=&quot;&quot;);&quot;&quot;;[.E16]*[.K16])" office:value-type="currency" office:currency="EUR" office:value="0.0185" calcext:value-type="currency">
            <text:p>0,02 €</text:p>
          </table:table-cell>
          <table:table-cell table:style-name="ce50" table:formula="of:=IF([.E16]&lt;&gt;&quot;&quot;; IF([.F16]&lt;&gt;&quot;-&quot; ; IF([.L16] &gt; [.H16]*[.$M$1];[.H16]*[.$M$1];[.L16]);[.L16]);&quot;&quot;)" office:value-type="currency" office:currency="EUR" office:value="0.0185" calcext:value-type="currency">
            <text:p>0,019 €</text:p>
          </table:table-cell>
          <table:table-cell table:style-name="ce51"/>
          <table:table-cell table:style-name="ce51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21</text:p>
          </table:table-cell>
          <table:table-cell table:style-name="ce24" table:formula="of:=[.A17]" office:value-type="float" office:value="1" calcext:value-type="float">
            <text:p>1</text:p>
          </table:table-cell>
          <table:table-cell table:style-name="ce27" office:value-type="float" office:value="8734275" calcext:value-type="float">
            <text:p>8734275</text:p>
          </table:table-cell>
          <table:table-cell table:style-name="ce32" office:value-type="float" office:value="0.14" calcext:value-type="float">
            <text:p>0,140</text:p>
          </table:table-cell>
          <table:table-cell table:style-name="ce35" table:formula="of:=IF(OR([.F17]=&quot;-&quot;; [.E17]=&quot;&quot;);&quot;&quot;;[.E17]*[.G17])" office:value-type="currency" office:currency="GBP" office:value="0.14" calcext:value-type="currency">
            <text:p>£0,14</text:p>
          </table:table-cell>
          <table:table-cell table:style-name="ce38"/>
          <table:table-cell table:style-name="ce40" office:value-type="string" calcext:value-type="string">
            <text:p>BAS316 </text:p>
          </table:table-cell>
          <table:table-cell table:style-name="ce32" office:value-type="float" office:value="0.0185" calcext:value-type="float">
            <text:p>0,019</text:p>
          </table:table-cell>
          <table:table-cell table:style-name="ce45" table:formula="of:=IF(OR([.J17]=&quot;-&quot;;[.E17]=&quot;&quot;);&quot;&quot;;[.E17]*[.K17])" office:value-type="currency" office:currency="EUR" office:value="0.0185" calcext:value-type="currency">
            <text:p>0,02 €</text:p>
          </table:table-cell>
          <table:table-cell table:style-name="ce50" table:formula="of:=IF([.E17]&lt;&gt;&quot;&quot;; IF([.F17]&lt;&gt;&quot;-&quot; ; IF([.L17] &gt; [.H17]*[.$M$1];[.H17]*[.$M$1];[.L17]);[.L17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4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5" table:number-columns-repeated="993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0" office:value-type="string" calcext:value-type="string">
            <text:p>FB4</text:p>
          </table:table-cell>
          <table:table-cell table:style-name="ce23" table:formula="of:=[.A18]" office:value-type="float" office:value="1" calcext:value-type="float">
            <text:p>1</text:p>
          </table:table-cell>
          <table:table-cell table:style-name="ce26" office:value-type="float" office:value="1635704" calcext:value-type="float">
            <text:p>1635704</text:p>
          </table:table-cell>
          <table:table-cell table:style-name="ce31" office:value-type="float" office:value="0.171" calcext:value-type="float">
            <text:p>0,171</text:p>
          </table:table-cell>
          <table:table-cell table:style-name="ce34" table:formula="of:=IF(OR([.F18]=&quot;-&quot;; [.E18]=&quot;&quot;);&quot;&quot;;[.E18]*[.G18])" office:value-type="currency" office:currency="GBP" office:value="0.171" calcext:value-type="currency">
            <text:p>£0,17</text:p>
          </table:table-cell>
          <table:table-cell table:style-name="ce37"/>
          <table:table-cell table:style-name="ce20" office:value-type="string" calcext:value-type="string">
            <text:p>LCBA-600</text:p>
          </table:table-cell>
          <table:table-cell table:style-name="ce31" office:value-type="float" office:value="0.0269" calcext:value-type="float">
            <text:p>0,027</text:p>
          </table:table-cell>
          <table:table-cell table:style-name="ce44" table:formula="of:=IF(OR([.J18]=&quot;-&quot;;[.E18]=&quot;&quot;);&quot;&quot;;[.E18]*[.K18])" office:value-type="currency" office:currency="EUR" office:value="0.0269" calcext:value-type="currency">
            <text:p>0,03 €</text:p>
          </table:table-cell>
          <table:table-cell table:style-name="ce50" table:formula="of:=IF([.E18]&lt;&gt;&quot;&quot;; IF([.F18]&lt;&gt;&quot;-&quot; ; IF([.L18] &gt; [.H18]*[.$M$1];[.H18]*[.$M$1];[.L18]);[.L18]);&quot;&quot;)" office:value-type="currency" office:currency="EUR" office:value="0.0269" calcext:value-type="currency">
            <text:p>0,027 €</text:p>
          </table:table-cell>
          <table:table-cell table:style-name="ce51"/>
          <table:table-cell table:style-name="ce51" table:formula="of:=IF(OR([.N18]&lt;&gt;&quot;&quot;;[.C18]=&quot;Not installed&quot;);&quot;&quot;;[.E1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M25575MH/NOPB</text:p>
          </table:table-cell>
          <table:table-cell table:style-name="ce16" office:value-type="string" calcext:value-type="string">
            <text:p>HTSSOP-16</text:p>
          </table:table-cell>
          <table:table-cell table:style-name="ce16" office:value-type="string" calcext:value-type="string">
            <text:p>IC16</text:p>
          </table:table-cell>
          <table:table-cell table:style-name="ce24" table:formula="of:=[.A19]" office:value-type="float" office:value="1" calcext:value-type="float">
            <text:p>1</text:p>
          </table:table-cell>
          <table:table-cell table:style-name="ce27" office:value-type="float" office:value="1564783" calcext:value-type="float">
            <text:p>1564783</text:p>
          </table:table-cell>
          <table:table-cell table:style-name="ce32" office:value-type="float" office:value="3.22" calcext:value-type="float">
            <text:p>3,220</text:p>
          </table:table-cell>
          <table:table-cell table:style-name="ce35" table:formula="of:=IF(OR([.F19]=&quot;-&quot;; [.E19]=&quot;&quot;);&quot;&quot;;[.E19]*[.G19])" office:value-type="currency" office:currency="GBP" office:value="3.22" calcext:value-type="currency">
            <text:p>£3,22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19]=&quot;-&quot;;[.E19]=&quot;&quot;);&quot;&quot;;[.E19]*[.K19])">
            <text:p/>
          </table:table-cell>
          <table:table-cell table:style-name="ce50" table:formula="of:=IF([.E19]&lt;&gt;&quot;&quot;; IF([.F19]&lt;&gt;&quot;-&quot; ; IF([.L19] &gt; [.H19]*[.$M$1];[.H19]*[.$M$1];[.L19]);[.L19]);&quot;&quot;)" office:value-type="currency" office:currency="EUR" office:value="3.8465154" calcext:value-type="currency">
            <text:p>3,847 €</text:p>
          </table:table-cell>
          <table:table-cell table:style-name="ce4"/>
          <table:table-cell table:style-name="ce54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KK1</text:p>
          </table:table-cell>
          <table:table-cell table:style-name="ce23" table:formula="of:=[.A20]" office:value-type="float" office:value="1" calcext:value-type="float">
            <text:p>1</text:p>
          </table:table-cell>
          <table:table-cell table:style-name="ce26" office:value-type="float" office:value="4621414" calcext:value-type="float">
            <text:p>4621414</text:p>
          </table:table-cell>
          <table:table-cell table:style-name="ce31" office:value-type="float" office:value="1.6" calcext:value-type="float">
            <text:p>1,600</text:p>
          </table:table-cell>
          <table:table-cell table:style-name="ce34" table:formula="of:=IF(OR([.F20]=&quot;-&quot;; [.E20]=&quot;&quot;);&quot;&quot;;[.E20]*[.G20])" office:value-type="currency" office:currency="GBP" office:value="1.6" calcext:value-type="currency">
            <text:p>£1,60</text:p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20]=&quot;-&quot;;[.E20]=&quot;&quot;);&quot;&quot;;[.E20]*[.K20])">
            <text:p/>
          </table:table-cell>
          <table:table-cell table:style-name="ce50" table:formula="of:=IF([.E20]&lt;&gt;&quot;&quot;; IF([.F20]&lt;&gt;&quot;-&quot; ; IF([.L20] &gt; [.H20]*[.$M$1];[.H20]*[.$M$1];[.L20]);[.L20]);&quot;&quot;)" office:value-type="currency" office:currency="EUR" office:value="1.911312" calcext:value-type="currency">
            <text:p>1,911 €</text:p>
          </table:table-cell>
          <table:table-cell table:style-name="ce51" table:formula="of:=[.E20]" office:value-type="float" office:value="1" calcext:value-type="float">
            <text:p>1</text:p>
          </table:table-cell>
          <table:table-cell table:style-name="ce51" table:formula="of:=IF(OR([.N20]&lt;&gt;&quot;&quot;;[.C20]=&quot;Not installed&quot;);&quot;&quot;;[.E20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6" office:value-type="string" calcext:value-type="string">
            <text:p>SMD; 7.3mm x 7.3mm</text:p>
          </table:table-cell>
          <table:table-cell table:style-name="ce16" office:value-type="string" calcext:value-type="string">
            <text:p>L10</text:p>
          </table:table-cell>
          <table:table-cell table:style-name="ce24" table:formula="of:=[.A21]" office:value-type="float" office:value="1" calcext:value-type="float">
            <text:p>1</text:p>
          </table:table-cell>
          <table:table-cell table:style-name="ce27" office:value-type="float" office:value="2455059" calcext:value-type="float">
            <text:p>2455059</text:p>
          </table:table-cell>
          <table:table-cell table:style-name="ce32" office:value-type="float" office:value="0.706" calcext:value-type="float">
            <text:p>0,706</text:p>
          </table:table-cell>
          <table:table-cell table:style-name="ce35" table:formula="of:=IF(OR([.F21]=&quot;-&quot;; [.E21]=&quot;&quot;);&quot;&quot;;[.E21]*[.G21])" office:value-type="currency" office:currency="GBP" office:value="0.706" calcext:value-type="currency">
            <text:p>£0,71</text:p>
          </table:table-cell>
          <table:table-cell table:style-name="ce38"/>
          <table:table-cell table:style-name="ce40" office:value-type="string" calcext:value-type="string">
            <text:p>DE0704-470</text:p>
          </table:table-cell>
          <table:table-cell table:style-name="ce32" office:value-type="float" office:value="0.218" calcext:value-type="float">
            <text:p>0,218</text:p>
          </table:table-cell>
          <table:table-cell table:style-name="ce45" table:formula="of:=IF(OR([.J21]=&quot;-&quot;;[.E21]=&quot;&quot;);&quot;&quot;;[.E21]*[.K21])" office:value-type="currency" office:currency="EUR" office:value="0.218" calcext:value-type="currency">
            <text:p>0,22 €</text:p>
          </table:table-cell>
          <table:table-cell table:style-name="ce50" table:formula="of:=IF([.E21]&lt;&gt;&quot;&quot;; IF([.F21]&lt;&gt;&quot;-&quot; ; IF([.L21] &gt; [.H21]*[.$M$1];[.H21]*[.$M$1];[.L21]);[.L21]);&quot;&quot;)" office:value-type="currency" office:currency="EUR" office:value="0.218" calcext:value-type="currency">
            <text:p>0,218 €</text:p>
          </table:table-cell>
          <table:table-cell table:style-name="ce4"/>
          <table:table-cell table:style-name="ce54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20" office:value-type="string" calcext:value-type="string">
            <text:p>L8</text:p>
          </table:table-cell>
          <table:table-cell table:style-name="ce23" table:formula="of:=[.A22]" office:value-type="float" office:value="1" calcext:value-type="float">
            <text:p>1</text:p>
          </table:table-cell>
          <table:table-cell table:style-name="ce26" office:value-type="float" office:value="2470305" calcext:value-type="float">
            <text:p>2470305</text:p>
          </table:table-cell>
          <table:table-cell table:style-name="ce31" office:value-type="float" office:value="0.205" calcext:value-type="float">
            <text:p>0,205</text:p>
          </table:table-cell>
          <table:table-cell table:style-name="ce34" table:formula="of:=IF(OR([.F22]=&quot;-&quot;; [.E22]=&quot;&quot;);&quot;&quot;;[.E22]*[.G22])" office:value-type="currency" office:currency="GBP" office:value="0.205" calcext:value-type="currency">
            <text:p>£0,21</text:p>
          </table:table-cell>
          <table:table-cell table:style-name="ce37"/>
          <table:table-cell table:style-name="ce20" office:value-type="string" calcext:value-type="string">
            <text:p>DLJ3015-2.2 </text:p>
          </table:table-cell>
          <table:table-cell table:style-name="ce31" office:value-type="float" office:value="0.2746" calcext:value-type="float">
            <text:p>0,275</text:p>
          </table:table-cell>
          <table:table-cell table:style-name="ce44" table:formula="of:=IF(OR([.J22]=&quot;-&quot;;[.E22]=&quot;&quot;);&quot;&quot;;[.E22]*[.K22])" office:value-type="currency" office:currency="EUR" office:value="0.2746" calcext:value-type="currency">
            <text:p>0,27 €</text:p>
          </table:table-cell>
          <table:table-cell table:style-name="ce50" table:formula="of:=IF([.E22]&lt;&gt;&quot;&quot;; IF([.F22]&lt;&gt;&quot;-&quot; ; IF([.L22] &gt; [.H22]*[.$M$1];[.H22]*[.$M$1];[.L22]);[.L22]);&quot;&quot;)" office:value-type="currency" office:currency="EUR" office:value="0.24488685" calcext:value-type="currency">
            <text:p>0,245 €</text:p>
          </table:table-cell>
          <table:table-cell table:style-name="ce51"/>
          <table:table-cell table:style-name="ce51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H</text:p>
          </table:table-cell>
          <table:table-cell table:style-name="ce16" office:value-type="string" calcext:value-type="string">
            <text:p>SMD, 12mm x 12mm</text:p>
          </table:table-cell>
          <table:table-cell table:style-name="ce16" office:value-type="string" calcext:value-type="string">
            <text:p>L9</text:p>
          </table:table-cell>
          <table:table-cell table:style-name="ce24" table:formula="of:=[.A23]" office:value-type="float" office:value="1" calcext:value-type="float">
            <text:p>1</text:p>
          </table:table-cell>
          <table:table-cell table:style-name="ce27" office:value-type="float" office:value="2113014" calcext:value-type="float">
            <text:p>2113014</text:p>
          </table:table-cell>
          <table:table-cell table:style-name="ce32" office:value-type="float" office:value="0.735" calcext:value-type="float">
            <text:p>0,735</text:p>
          </table:table-cell>
          <table:table-cell table:style-name="ce35" table:formula="of:=IF(OR([.F23]=&quot;-&quot;; [.E23]=&quot;&quot;);&quot;&quot;;[.E23]*[.G23])" office:value-type="currency" office:currency="GBP" office:value="0.735" calcext:value-type="currency">
            <text:p>£0,74</text:p>
          </table:table-cell>
          <table:table-cell table:style-name="ce38"/>
          <table:table-cell table:style-name="ce40" office:value-type="string" calcext:value-type="string">
            <text:p>DE1205-100</text:p>
          </table:table-cell>
          <table:table-cell table:style-name="ce32" office:value-type="float" office:value="0.3364" calcext:value-type="float">
            <text:p>0,336</text:p>
          </table:table-cell>
          <table:table-cell table:style-name="ce45" table:formula="of:=IF(OR([.J23]=&quot;-&quot;;[.E23]=&quot;&quot;);&quot;&quot;;[.E23]*[.K23])" office:value-type="currency" office:currency="EUR" office:value="0.3364" calcext:value-type="currency">
            <text:p>0,34 €</text:p>
          </table:table-cell>
          <table:table-cell table:style-name="ce50" table:formula="of:=IF([.E23]&lt;&gt;&quot;&quot;; IF([.F23]&lt;&gt;&quot;-&quot; ; IF([.L23] &gt; [.H23]*[.$M$1];[.H23]*[.$M$1];[.L23]);[.L23]);&quot;&quot;)" office:value-type="currency" office:currency="EUR" office:value="0.3364" calcext:value-type="currency">
            <text:p>0,336 €</text:p>
          </table:table-cell>
          <table:table-cell table:style-name="ce4"/>
          <table:table-cell table:style-name="ce54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5" office:value-type="string" calcext:value-type="string">
            <text:p>SMD; SDIP-6</text:p>
          </table:table-cell>
          <table:table-cell table:style-name="ce20" office:value-type="string" calcext:value-type="string">
            <text:p>OK1</text:p>
          </table:table-cell>
          <table:table-cell table:style-name="ce23" table:formula="of:=[.A24]" office:value-type="float" office:value="1" calcext:value-type="float">
            <text:p>1</text:p>
          </table:table-cell>
          <table:table-cell table:style-name="ce26" office:value-type="float" office:value="2453236" calcext:value-type="float">
            <text:p>2453236</text:p>
          </table:table-cell>
          <table:table-cell table:style-name="ce31" office:value-type="float" office:value="0.655" calcext:value-type="float">
            <text:p>0,655</text:p>
          </table:table-cell>
          <table:table-cell table:style-name="ce34" table:formula="of:=IF(OR([.F24]=&quot;-&quot;; [.E24]=&quot;&quot;);&quot;&quot;;[.E24]*[.G24])" office:value-type="currency" office:currency="GBP" office:value="0.655" calcext:value-type="currency">
            <text:p>£0,66</text:p>
          </table:table-cell>
          <table:table-cell table:style-name="ce37"/>
          <table:table-cell table:style-name="ce20" office:value-type="string" calcext:value-type="string">
            <text:p>MOC3052SR2VM </text:p>
          </table:table-cell>
          <table:table-cell table:style-name="ce31" office:value-type="float" office:value="0.38" calcext:value-type="float">
            <text:p>0,380</text:p>
          </table:table-cell>
          <table:table-cell table:style-name="ce44" table:formula="of:=IF(OR([.J24]=&quot;-&quot;;[.E24]=&quot;&quot;);&quot;&quot;;[.E24]*[.K24])" office:value-type="currency" office:currency="EUR" office:value="0.38" calcext:value-type="currency">
            <text:p>0,38 €</text:p>
          </table:table-cell>
          <table:table-cell table:style-name="ce50" table:formula="of:=IF([.E24]&lt;&gt;&quot;&quot;; IF([.F24]&lt;&gt;&quot;-&quot; ; IF([.L24] &gt; [.H24]*[.$M$1];[.H24]*[.$M$1];[.L24]);[.L24]);&quot;&quot;)" office:value-type="currency" office:currency="EUR" office:value="0.38" calcext:value-type="currency">
            <text:p>0,380 €</text:p>
          </table:table-cell>
          <table:table-cell table:style-name="ce51"/>
          <table:table-cell table:style-name="ce51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6" office:value-type="string" calcext:value-type="string">
            <text:p>SMD; SDIP-6</text:p>
          </table:table-cell>
          <table:table-cell table:style-name="ce16" office:value-type="string" calcext:value-type="string">
            <text:p>OK2</text:p>
          </table:table-cell>
          <table:table-cell table:style-name="ce24" table:formula="of:=[.A25]" office:value-type="float" office:value="1" calcext:value-type="float">
            <text:p>1</text:p>
          </table:table-cell>
          <table:table-cell table:style-name="ce27" office:value-type="float" office:value="2322554" calcext:value-type="float">
            <text:p>2322554</text:p>
          </table:table-cell>
          <table:table-cell table:style-name="ce32" office:value-type="float" office:value="0.537" calcext:value-type="float">
            <text:p>0,537</text:p>
          </table:table-cell>
          <table:table-cell table:style-name="ce35" table:formula="of:=IF(OR([.F25]=&quot;-&quot;; [.E25]=&quot;&quot;);&quot;&quot;;[.E25]*[.G25])" office:value-type="currency" office:currency="GBP" office:value="0.537" calcext:value-type="currency">
            <text:p>£0,54</text:p>
          </table:table-cell>
          <table:table-cell table:style-name="ce38"/>
          <table:table-cell table:style-name="ce40" office:value-type="string" calcext:value-type="string">
            <text:p>MOC3062XSM</text:p>
          </table:table-cell>
          <table:table-cell table:style-name="ce32" office:value-type="float" office:value="0.42" calcext:value-type="float">
            <text:p>0,420</text:p>
          </table:table-cell>
          <table:table-cell table:style-name="ce45" table:formula="of:=IF(OR([.J25]=&quot;-&quot;;[.E25]=&quot;&quot;);&quot;&quot;;[.E25]*[.K25])" office:value-type="currency" office:currency="EUR" office:value="0.42" calcext:value-type="currency">
            <text:p>0,42 €</text:p>
          </table:table-cell>
          <table:table-cell table:style-name="ce50" table:formula="of:=IF([.E25]&lt;&gt;&quot;&quot;; IF([.F25]&lt;&gt;&quot;-&quot; ; IF([.L25] &gt; [.H25]*[.$M$1];[.H25]*[.$M$1];[.L25]);[.L25]);&quot;&quot;)" office:value-type="currency" office:currency="EUR" office:value="0.42" calcext:value-type="currency">
            <text:p>0,420 €</text:p>
          </table:table-cell>
          <table:table-cell table:style-name="ce4"/>
          <table:table-cell table:style-name="ce54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Q20, Q21</text:p>
          </table:table-cell>
          <table:table-cell table:style-name="ce23" table:formula="of:=[.A26]" office:value-type="float" office:value="2" calcext:value-type="float">
            <text:p>2</text:p>
          </table:table-cell>
          <table:table-cell table:style-name="ce26" office:value-type="float" office:value="1057286" calcext:value-type="float">
            <text:p>1057286</text:p>
          </table:table-cell>
          <table:table-cell table:style-name="ce31" office:value-type="float" office:value="2.07" calcext:value-type="float">
            <text:p>2,070</text:p>
          </table:table-cell>
          <table:table-cell table:style-name="ce34" table:formula="of:=IF(OR([.F26]=&quot;-&quot;; [.E26]=&quot;&quot;);&quot;&quot;;[.E26]*[.G26])" office:value-type="currency" office:currency="GBP" office:value="4.14" calcext:value-type="currency">
            <text:p>£4,14</text:p>
          </table:table-cell>
          <table:table-cell table:style-name="ce37"/>
          <table:table-cell table:style-name="ce20" office:value-type="string" calcext:value-type="string">
            <text:p>BTA26-600BRG</text:p>
          </table:table-cell>
          <table:table-cell table:style-name="ce31" office:value-type="float" office:value="2.54" calcext:value-type="float">
            <text:p>2,540</text:p>
          </table:table-cell>
          <table:table-cell table:style-name="ce44" table:formula="of:=IF(OR([.J26]=&quot;-&quot;;[.E26]=&quot;&quot;);&quot;&quot;;[.E26]*[.K26])" office:value-type="currency" office:currency="EUR" office:value="5.08" calcext:value-type="currency">
            <text:p>5,08 €</text:p>
          </table:table-cell>
          <table:table-cell table:style-name="ce50" table:formula="of:=IF([.E26]&lt;&gt;&quot;&quot;; IF([.F26]&lt;&gt;&quot;-&quot; ; IF([.L26] &gt; [.H26]*[.$M$1];[.H26]*[.$M$1];[.L26]);[.L26]);&quot;&quot;)" office:value-type="currency" office:currency="EUR" office:value="4.9455198" calcext:value-type="currency">
            <text:p>4,946 €</text:p>
          </table:table-cell>
          <table:table-cell table:style-name="ce51" table:formula="of:=[.E26]" office:value-type="float" office:value="2" calcext:value-type="float">
            <text:p>2</text:p>
          </table:table-cell>
          <table:table-cell table:style-name="ce51" table:formula="of:=IF(OR([.N26]&lt;&gt;&quot;&quot;;[.C26]=&quot;Not installed&quot;);&quot;&quot;;[.E2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6" office:value-type="string" calcext:value-type="string">
            <text:p>SOT-232</text:p>
          </table:table-cell>
          <table:table-cell table:style-name="ce16" office:value-type="string" calcext:value-type="string">
            <text:p>Q22</text:p>
          </table:table-cell>
          <table:table-cell table:style-name="ce24" table:formula="of:=[.A27]" office:value-type="float" office:value="1" calcext:value-type="float">
            <text:p>1</text:p>
          </table:table-cell>
          <table:table-cell table:style-name="ce27" office:value-type="float" office:value="8651183" calcext:value-type="float">
            <text:p>8651183</text:p>
          </table:table-cell>
          <table:table-cell table:style-name="ce32" office:value-type="float" office:value="0.392" calcext:value-type="float">
            <text:p>0,392</text:p>
          </table:table-cell>
          <table:table-cell table:style-name="ce35" table:formula="of:=IF(OR([.F27]=&quot;-&quot;; [.E27]=&quot;&quot;);&quot;&quot;;[.E27]*[.G27])" office:value-type="currency" office:currency="GBP" office:value="0.392" calcext:value-type="currency">
            <text:p>£0,39</text:p>
          </table:table-cell>
          <table:table-cell table:style-name="ce38"/>
          <table:table-cell table:style-name="ce40" office:value-type="string" calcext:value-type="string">
            <text:p>IRLL014NPBF</text:p>
          </table:table-cell>
          <table:table-cell table:style-name="ce32" office:value-type="float" office:value="0.214" calcext:value-type="float">
            <text:p>0,214</text:p>
          </table:table-cell>
          <table:table-cell table:style-name="ce45" table:formula="of:=IF(OR([.J27]=&quot;-&quot;;[.E27]=&quot;&quot;);&quot;&quot;;[.E27]*[.K27])" office:value-type="currency" office:currency="EUR" office:value="0.214" calcext:value-type="currency">
            <text:p>0,21 €</text:p>
          </table:table-cell>
          <table:table-cell table:style-name="ce50" table:formula="of:=IF([.E27]&lt;&gt;&quot;&quot;; IF([.F27]&lt;&gt;&quot;-&quot; ; IF([.L27] &gt; [.H27]*[.$M$1];[.H27]*[.$M$1];[.L27]);[.L27]);&quot;&quot;)" office:value-type="currency" office:currency="EUR" office:value="0.214" calcext:value-type="currency">
            <text:p>0,214 €</text:p>
          </table:table-cell>
          <table:table-cell table:style-name="ce4"/>
          <table:table-cell table:style-name="ce54" table:formula="of:=IF(OR([.N27]&lt;&gt;&quot;&quot;;[.C27]=&quot;Not installed&quot;);&quot;&quot;;[.E2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R/7W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R107</text:p>
          </table:table-cell>
          <table:table-cell table:style-name="ce23" table:formula="of:=[.A28]" office:value-type="float" office:value="1" calcext:value-type="float">
            <text:p>1</text:p>
          </table:table-cell>
          <table:table-cell table:style-name="ce26" office:value-type="float" office:value="1687978" calcext:value-type="float">
            <text:p>1687978</text:p>
          </table:table-cell>
          <table:table-cell table:style-name="ce31" office:value-type="float" office:value="0.272" calcext:value-type="float">
            <text:p>0,272</text:p>
          </table:table-cell>
          <table:table-cell table:style-name="ce34" table:formula="of:=IF(OR([.F28]=&quot;-&quot;; [.E28]=&quot;&quot;);&quot;&quot;;[.E28]*[.G28])" office:value-type="currency" office:currency="GBP" office:value="0.272" calcext:value-type="currency">
            <text:p>£0,27</text:p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28]=&quot;-&quot;;[.E28]=&quot;&quot;);&quot;&quot;;[.E28]*[.K28])">
            <text:p/>
          </table:table-cell>
          <table:table-cell table:style-name="ce50" table:formula="of:=IF([.E28]&lt;&gt;&quot;&quot;; IF([.F28]&lt;&gt;&quot;-&quot; ; IF([.L28] &gt; [.H28]*[.$M$1];[.H28]*[.$M$1];[.L28]);[.L28]);&quot;&quot;)" office:value-type="currency" office:currency="EUR" office:value="0.32492304" calcext:value-type="currency">
            <text:p>0,325 €</text:p>
          </table:table-cell>
          <table:table-cell table:style-name="ce51" table:formula="of:=[.E28]" office:value-type="float" office:value="1" calcext:value-type="float">
            <text:p>1</text:p>
          </table:table-cell>
          <table:table-cell table:style-name="ce51" table:formula="of:=IF(OR([.N28]&lt;&gt;&quot;&quot;;[.C28]=&quot;Not installed&quot;);&quot;&quot;;[.E28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330R/2W</text:p>
          </table:table-cell>
          <table:table-cell table:style-name="ce16" office:value-type="string" calcext:value-type="string">
            <text:p>2512</text:p>
          </table:table-cell>
          <table:table-cell table:style-name="ce16" office:value-type="string" calcext:value-type="string">
            <text:p>R108, R109, R112, R115</text:p>
          </table:table-cell>
          <table:table-cell table:style-name="ce24" table:formula="of:=[.A29]" office:value-type="float" office:value="4" calcext:value-type="float">
            <text:p>4</text:p>
          </table:table-cell>
          <table:table-cell table:style-name="ce27" office:value-type="string" calcext:value-type="string">
            <text:p>1265196</text:p>
          </table:table-cell>
          <table:table-cell table:style-name="ce32" office:value-type="float" office:value="0.106" calcext:value-type="float">
            <text:p>0,106</text:p>
          </table:table-cell>
          <table:table-cell table:style-name="ce35" table:formula="of:=IF(OR([.F29]=&quot;-&quot;; [.E29]=&quot;&quot;);&quot;&quot;;[.E29]*[.G29])" office:value-type="currency" office:currency="GBP" office:value="0.424" calcext:value-type="currency">
            <text:p>£0,42</text:p>
          </table:table-cell>
          <table:table-cell table:style-name="ce38"/>
          <table:table-cell table:style-name="ce40" office:value-type="string" calcext:value-type="string">
            <text:p>WF25P-330R-5% </text:p>
          </table:table-cell>
          <table:table-cell table:style-name="ce32" office:value-type="float" office:value="0.0419" calcext:value-type="float">
            <text:p>0,042</text:p>
          </table:table-cell>
          <table:table-cell table:style-name="ce45" table:formula="of:=IF(OR([.J29]=&quot;-&quot;;[.E29]=&quot;&quot;);&quot;&quot;;[.E29]*[.K29])" office:value-type="currency" office:currency="EUR" office:value="0.1676" calcext:value-type="currency">
            <text:p>0,17 €</text:p>
          </table:table-cell>
          <table:table-cell table:style-name="ce50" table:formula="of:=IF([.E29]&lt;&gt;&quot;&quot;; IF([.F29]&lt;&gt;&quot;-&quot; ; IF([.L29] &gt; [.H29]*[.$M$1];[.H29]*[.$M$1];[.L29]);[.L29]);&quot;&quot;)" office:value-type="currency" office:currency="EUR" office:value="0.1676" calcext:value-type="currency">
            <text:p>0,168 €</text:p>
          </table:table-cell>
          <table:table-cell table:style-name="ce4"/>
          <table:table-cell table:style-name="ce54" table:formula="of:=IF(OR([.N29]&lt;&gt;&quot;&quot;;[.C29]=&quot;Not installed&quot;);&quot;&quot;;[.E29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K2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10, R111, R119, R12</text:p>
          </table:table-cell>
          <table:table-cell table:style-name="ce23" table:formula="of:=[.A30]" office:value-type="float" office:value="4" calcext:value-type="float">
            <text:p>4</text:p>
          </table:table-cell>
          <table:table-cell table:style-name="ce26" office:value-type="string" calcext:value-type="string">
            <text:p>9237534</text:p>
          </table:table-cell>
          <table:table-cell table:style-name="ce31" office:value-type="float" office:value="0.0087" calcext:value-type="float">
            <text:p>0,009</text:p>
          </table:table-cell>
          <table:table-cell table:style-name="ce34" table:formula="of:=IF(OR([.F30]=&quot;-&quot;; [.E30]=&quot;&quot;);&quot;&quot;;[.E30]*[.G30])" office:value-type="currency" office:currency="GBP" office:value="0.0348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SMD0805-2K2-1%</text:p>
          </table:table-cell>
          <table:table-cell table:style-name="ce31" office:value-type="float" office:value="0.00807" calcext:value-type="float">
            <text:p>0,008</text:p>
          </table:table-cell>
          <table:table-cell table:style-name="ce44" table:formula="of:=IF(OR([.J30]=&quot;-&quot;;[.E30]=&quot;&quot;);&quot;&quot;;[.E30]*[.K30])" office:value-type="currency" office:currency="EUR" office:value="0.03228" calcext:value-type="currency">
            <text:p>0,03 €</text:p>
          </table:table-cell>
          <table:table-cell table:style-name="ce50" table:formula="of:=IF([.E30]&lt;&gt;&quot;&quot;; IF([.F30]&lt;&gt;&quot;-&quot; ; IF([.L30] &gt; [.H30]*[.$M$1];[.H30]*[.$M$1];[.L30]);[.L30]);&quot;&quot;)" office:value-type="currency" office:currency="EUR" office:value="0.03228" calcext:value-type="currency">
            <text:p>0,032 €</text:p>
          </table:table-cell>
          <table:table-cell table:style-name="ce51"/>
          <table:table-cell table:style-name="ce51" table:formula="of:=IF(OR([.N30]&lt;&gt;&quot;&quot;;[.C30]=&quot;Not installed&quot;);&quot;&quot;;[.E30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9R9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3, R116, </text:p>
          </table:table-cell>
          <table:table-cell table:style-name="ce24" table:formula="of:=[.A31]" office:value-type="float" office:value="2" calcext:value-type="float">
            <text:p>2</text:p>
          </table:table-cell>
          <table:table-cell table:style-name="ce27" office:value-type="string" calcext:value-type="string">
            <text:p>214172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OR([.F31]=&quot;-&quot;; [.E31]=&quot;&quot;);&quot;&quot;;[.E31]*[.G31])" office:value-type="currency" office:currency="GBP" office:value="0.032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RC0805FR-0749R9 </text:p>
          </table:table-cell>
          <table:table-cell table:style-name="ce32" office:value-type="float" office:value="0.00714" calcext:value-type="float">
            <text:p>0,007</text:p>
          </table:table-cell>
          <table:table-cell table:style-name="ce45" table:formula="of:=IF(OR([.J31]=&quot;-&quot;;[.E31]=&quot;&quot;);&quot;&quot;;[.E31]*[.K31])" office:value-type="currency" office:currency="EUR" office:value="0.01428" calcext:value-type="currency">
            <text:p>0,01 €</text:p>
          </table:table-cell>
          <table:table-cell table:style-name="ce50" table:formula="of:=IF([.E31]&lt;&gt;&quot;&quot;; IF([.F31]&lt;&gt;&quot;-&quot; ; IF([.L31] &gt; [.H31]*[.$M$1];[.H31]*[.$M$1];[.L31]);[.L31]);&quot;&quot;)" office:value-type="currency" office:currency="EUR" office:value="0.01428" calcext:value-type="currency">
            <text:p>0,014 €</text:p>
          </table:table-cell>
          <table:table-cell table:style-name="ce4"/>
          <table:table-cell table:style-name="ce54" table:formula="of:=IF(OR([.N31]&lt;&gt;&quot;&quot;;[.C31]=&quot;Not installed&quot;);&quot;&quot;;[.E31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0R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14, R117</text:p>
          </table:table-cell>
          <table:table-cell table:style-name="ce23" table:formula="of:=[.A32]" office:value-type="float" office:value="2" calcext:value-type="float">
            <text:p>2</text:p>
          </table:table-cell>
          <table:table-cell table:style-name="ce26" office:value-type="string" calcext:value-type="string">
            <text:p>1099795</text:p>
          </table:table-cell>
          <table:table-cell table:style-name="ce31" office:value-type="float" office:value="0.0123" calcext:value-type="float">
            <text:p>0,012</text:p>
          </table:table-cell>
          <table:table-cell table:style-name="ce34" table:formula="of:=IF(OR([.F32]=&quot;-&quot;; [.E32]=&quot;&quot;);&quot;&quot;;[.E32]*[.G32])" office:value-type="currency" office:currency="GBP" office:value="0.0246" calcext:value-type="currency">
            <text:p>£0,02</text:p>
          </table:table-cell>
          <table:table-cell table:style-name="ce37"/>
          <table:table-cell table:style-name="ce20" office:value-type="string" calcext:value-type="string">
            <text:p>RC0805FR-07220R </text:p>
          </table:table-cell>
          <table:table-cell table:style-name="ce31" office:value-type="float" office:value="0.00714" calcext:value-type="float">
            <text:p>0,007</text:p>
          </table:table-cell>
          <table:table-cell table:style-name="ce44" table:formula="of:=IF(OR([.J32]=&quot;-&quot;;[.E32]=&quot;&quot;);&quot;&quot;;[.E32]*[.K32])" office:value-type="currency" office:currency="EUR" office:value="0.01428" calcext:value-type="currency">
            <text:p>0,01 €</text:p>
          </table:table-cell>
          <table:table-cell table:style-name="ce50" table:formula="of:=IF([.E32]&lt;&gt;&quot;&quot;; IF([.F32]&lt;&gt;&quot;-&quot; ; IF([.L32] &gt; [.H32]*[.$M$1];[.H32]*[.$M$1];[.L32]);[.L32]);&quot;&quot;)" office:value-type="currency" office:currency="EUR" office:value="0.01428" calcext:value-type="currency">
            <text:p>0,014 €</text:p>
          </table:table-cell>
          <table:table-cell table:style-name="ce51"/>
          <table:table-cell table:style-name="ce51" table:formula="of:=IF(OR([.N32]&lt;&gt;&quot;&quot;;[.C32]=&quot;Not installed&quot;);&quot;&quot;;[.E32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6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8, R123</text:p>
          </table:table-cell>
          <table:table-cell table:style-name="ce24" table:formula="of:=[.A33]" office:value-type="float" office:value="2" calcext:value-type="float">
            <text:p>2</text:p>
          </table:table-cell>
          <table:table-cell table:style-name="ce27" office:value-type="string" calcext:value-type="string">
            <text:p>933267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OR([.F33]=&quot;-&quot;; [.E33]=&quot;&quot;);&quot;&quot;;[.E33]*[.G33])" office:value-type="currency" office:currency="GBP" office:value="0.032" calcext:value-type="currency">
            <text:p>£0,03</text:p>
          </table:table-cell>
          <table:table-cell table:style-name="ce38"/>
          <table:table-cell table:style-name="ce40" office:value-type="string" calcext:value-type="string">
            <text:p>SMD0805-16K-1% </text:p>
          </table:table-cell>
          <table:table-cell table:style-name="ce32" office:value-type="float" office:value="0.00817" calcext:value-type="float">
            <text:p>0,008</text:p>
          </table:table-cell>
          <table:table-cell table:style-name="ce45" table:formula="of:=IF(OR([.J33]=&quot;-&quot;;[.E33]=&quot;&quot;);&quot;&quot;;[.E33]*[.K33])" office:value-type="currency" office:currency="EUR" office:value="0.01634" calcext:value-type="currency">
            <text:p>0,02 €</text:p>
          </table:table-cell>
          <table:table-cell table:style-name="ce50" table:formula="of:=IF([.E33]&lt;&gt;&quot;&quot;; IF([.F33]&lt;&gt;&quot;-&quot; ; IF([.L33] &gt; [.H33]*[.$M$1];[.H33]*[.$M$1];[.L33]);[.L33]);&quot;&quot;)" office:value-type="currency" office:currency="EUR" office:value="0.01634" calcext:value-type="currency">
            <text:p>0,016 €</text:p>
          </table:table-cell>
          <table:table-cell table:style-name="ce4"/>
          <table:table-cell table:style-name="ce54" table:formula="of:=IF(OR([.N33]&lt;&gt;&quot;&quot;;[.C33]=&quot;Not installed&quot;);&quot;&quot;;[.E3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0" office:value-type="string" calcext:value-type="string">
            <text:p>R120</text:p>
          </table:table-cell>
          <table:table-cell table:style-name="ce23" table:formula="of:=[.A34]" office:value-type="float" office:value="1" calcext:value-type="float">
            <text:p>1</text:p>
          </table:table-cell>
          <table:table-cell table:style-name="ce26" office:value-type="string" calcext:value-type="string">
            <text:p>9236643</text:p>
          </table:table-cell>
          <table:table-cell table:style-name="ce31" office:value-type="float" office:value="0.0132" calcext:value-type="float">
            <text:p>0,013</text:p>
          </table:table-cell>
          <table:table-cell table:style-name="ce34" table:formula="of:=IF(OR([.F34]=&quot;-&quot;; [.E34]=&quot;&quot;);&quot;&quot;;[.E34]*[.G34])" office:value-type="currency" office:currency="GBP" office:value="0.0132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CRCW120610R0FKTABC</text:p>
          </table:table-cell>
          <table:table-cell table:style-name="ce31" office:value-type="float" office:value="0.0137" calcext:value-type="float">
            <text:p>0,014</text:p>
          </table:table-cell>
          <table:table-cell table:style-name="ce44" table:formula="of:=IF(OR([.J34]=&quot;-&quot;;[.E34]=&quot;&quot;);&quot;&quot;;[.E34]*[.K34])" office:value-type="currency" office:currency="EUR" office:value="0.0137" calcext:value-type="currency">
            <text:p>0,01 €</text:p>
          </table:table-cell>
          <table:table-cell table:style-name="ce50" table:formula="of:=IF([.E34]&lt;&gt;&quot;&quot;; IF([.F34]&lt;&gt;&quot;-&quot; ; IF([.L34] &gt; [.H34]*[.$M$1];[.H34]*[.$M$1];[.L34]);[.L34]);&quot;&quot;)" office:value-type="currency" office:currency="EUR" office:value="0.0137" calcext:value-type="currency">
            <text:p>0,014 €</text:p>
          </table:table-cell>
          <table:table-cell table:style-name="ce51"/>
          <table:table-cell table:style-name="ce51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1, R130</text:p>
          </table:table-cell>
          <table:table-cell table:style-name="ce24" table:formula="of:=[.A35]" office:value-type="float" office:value="2" calcext:value-type="float">
            <text:p>2</text:p>
          </table:table-cell>
          <table:table-cell table:style-name="ce27" office:value-type="float" office:value="2447693" calcext:value-type="float">
            <text:p>2447693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5]=&quot;-&quot;; [.E35]=&quot;&quot;);&quot;&quot;;[.E35]*[.G35])" office:value-type="currency" office:currency="GBP" office:value="0.0098" calcext:value-type="currency">
            <text:p>£0,01</text:p>
          </table:table-cell>
          <table:table-cell table:style-name="ce38"/>
          <table:table-cell table:style-name="ce40" office:value-type="string" calcext:value-type="string">
            <text:p>SMD0805-5K6-1% </text:p>
          </table:table-cell>
          <table:table-cell table:style-name="ce32" office:value-type="float" office:value="0.00807" calcext:value-type="float">
            <text:p>0,008</text:p>
          </table:table-cell>
          <table:table-cell table:style-name="ce45" table:formula="of:=IF(OR([.J35]=&quot;-&quot;;[.E35]=&quot;&quot;);&quot;&quot;;[.E35]*[.K35])" office:value-type="currency" office:currency="EUR" office:value="0.01614" calcext:value-type="currency">
            <text:p>0,02 €</text:p>
          </table:table-cell>
          <table:table-cell table:style-name="ce50" table:formula="of:=IF([.E35]&lt;&gt;&quot;&quot;; IF([.F35]&lt;&gt;&quot;-&quot; ; IF([.L35] &gt; [.H35]*[.$M$1];[.H35]*[.$M$1];[.L35]);[.L35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4" table:formula="of:=IF(OR([.N35]&lt;&gt;&quot;&quot;;[.C35]=&quot;Not installed&quot;);&quot;&quot;;[.E35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K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4, R125, R131</text:p>
          </table:table-cell>
          <table:table-cell table:style-name="ce23" table:formula="of:=[.A36]" office:value-type="float" office:value="3" calcext:value-type="float">
            <text:p>3</text:p>
          </table:table-cell>
          <table:table-cell table:style-name="ce26" office:value-type="float" office:value="9237755" calcext:value-type="float">
            <text:p>9237755</text:p>
          </table:table-cell>
          <table:table-cell table:style-name="ce31" office:value-type="float" office:value="0.0091" calcext:value-type="float">
            <text:p>0,009</text:p>
          </table:table-cell>
          <table:table-cell table:style-name="ce34" table:formula="of:=IF(OR([.F36]=&quot;-&quot;; [.E36]=&quot;&quot;);&quot;&quot;;[.E36]*[.G36])" office:value-type="currency" office:currency="GBP" office:value="0.0273" calcext:value-type="currency">
            <text:p>£0,03</text:p>
          </table:table-cell>
          <table:table-cell table:style-name="ce37"/>
          <table:table-cell table:style-name="ce20" office:value-type="string" calcext:value-type="string">
            <text:p>RC0805FR-0710K </text:p>
          </table:table-cell>
          <table:table-cell table:style-name="ce31" office:value-type="float" office:value="0.00664" calcext:value-type="float">
            <text:p>0,007</text:p>
          </table:table-cell>
          <table:table-cell table:style-name="ce44" table:formula="of:=IF(OR([.J36]=&quot;-&quot;;[.E36]=&quot;&quot;);&quot;&quot;;[.E36]*[.K36])" office:value-type="currency" office:currency="EUR" office:value="0.01992" calcext:value-type="currency">
            <text:p>0,02 €</text:p>
          </table:table-cell>
          <table:table-cell table:style-name="ce50" table:formula="of:=IF([.E36]&lt;&gt;&quot;&quot;; IF([.F36]&lt;&gt;&quot;-&quot; ; IF([.L36] &gt; [.H36]*[.$M$1];[.H36]*[.$M$1];[.L36]);[.L36]);&quot;&quot;)" office:value-type="currency" office:currency="EUR" office:value="0.01992" calcext:value-type="currency">
            <text:p>0,020 €</text:p>
          </table:table-cell>
          <table:table-cell table:style-name="ce51"/>
          <table:table-cell table:style-name="ce51" table:formula="of:=IF(OR([.N36]&lt;&gt;&quot;&quot;;[.C36]=&quot;Not installed&quot;);&quot;&quot;;[.E36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6</text:p>
          </table:table-cell>
          <table:table-cell table:style-name="ce24" table:formula="of:=[.A37]" office:value-type="float" office:value="1" calcext:value-type="float">
            <text:p>1</text:p>
          </table:table-cell>
          <table:table-cell table:style-name="ce27" office:value-type="float" office:value="2447595" calcext:value-type="float">
            <text:p>2447595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7]=&quot;-&quot;; [.E37]=&quot;&quot;);&quot;&quot;;[.E37]*[.G37])" office:value-type="currency" office:currency="GBP" office:value="0.0049" calcext:value-type="currency">
            <text:p>£0,00</text:p>
          </table:table-cell>
          <table:table-cell table:style-name="ce38"/>
          <table:table-cell table:style-name="ce40" office:value-type="string" calcext:value-type="string">
            <text:p>SMD0805-1K8-1% </text:p>
          </table:table-cell>
          <table:table-cell table:style-name="ce32" office:value-type="float" office:value="0.00817" calcext:value-type="float">
            <text:p>0,008</text:p>
          </table:table-cell>
          <table:table-cell table:style-name="ce45" table:formula="of:=IF(OR([.J37]=&quot;-&quot;;[.E37]=&quot;&quot;);&quot;&quot;;[.E37]*[.K37])" office:value-type="currency" office:currency="EUR" office:value="0.00817" calcext:value-type="currency">
            <text:p>0,01 €</text:p>
          </table:table-cell>
          <table:table-cell table:style-name="ce50" table:formula="of:=IF([.E37]&lt;&gt;&quot;&quot;; IF([.F37]&lt;&gt;&quot;-&quot; ; IF([.L37] &gt; [.H37]*[.$M$1];[.H37]*[.$M$1];[.L37]);[.L37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4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7</text:p>
          </table:table-cell>
          <table:table-cell table:style-name="ce23" table:formula="of:=[.A38]" office:value-type="float" office:value="1" calcext:value-type="float">
            <text:p>1</text:p>
          </table:table-cell>
          <table:table-cell table:style-name="ce26" office:value-type="string" calcext:value-type="string">
            <text:p>1759246</text:p>
          </table:table-cell>
          <table:table-cell table:style-name="ce31" office:value-type="float" office:value="0.0114" calcext:value-type="float">
            <text:p>0,011</text:p>
          </table:table-cell>
          <table:table-cell table:style-name="ce34" table:formula="of:=IF(OR([.F38]=&quot;-&quot;; [.E38]=&quot;&quot;);&quot;&quot;;[.E38]*[.G38])" office:value-type="currency" office:currency="GBP" office:value="0.0114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RC0805FR-07100R</text:p>
          </table:table-cell>
          <table:table-cell table:style-name="ce31" office:value-type="float" office:value="0.00661" calcext:value-type="float">
            <text:p>0,007</text:p>
          </table:table-cell>
          <table:table-cell table:style-name="ce44" table:formula="of:=IF(OR([.J38]=&quot;-&quot;;[.E38]=&quot;&quot;);&quot;&quot;;[.E38]*[.K38])" office:value-type="currency" office:currency="EUR" office:value="0.00661" calcext:value-type="currency">
            <text:p>0,01 €</text:p>
          </table:table-cell>
          <table:table-cell table:style-name="ce50" table:formula="of:=IF([.E38]&lt;&gt;&quot;&quot;; IF([.F38]&lt;&gt;&quot;-&quot; ; IF([.L38] &gt; [.H38]*[.$M$1];[.H38]*[.$M$1];[.L38]);[.L38]);&quot;&quot;)" office:value-type="currency" office:currency="EUR" office:value="0.00661" calcext:value-type="currency">
            <text:p>0,007 €</text:p>
          </table:table-cell>
          <table:table-cell table:style-name="ce51"/>
          <table:table-cell table:style-name="ce51" table:formula="of:=IF(OR([.N38]&lt;&gt;&quot;&quot;;[.C38]=&quot;Not installed&quot;);&quot;&quot;;[.E3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8</text:p>
          </table:table-cell>
          <table:table-cell table:style-name="ce24" table:formula="of:=[.A39]" office:value-type="float" office:value="1" calcext:value-type="float">
            <text:p>1</text:p>
          </table:table-cell>
          <table:table-cell table:style-name="ce27" office:value-type="string" calcext:value-type="string">
            <text:p>2447664</text:p>
          </table:table-cell>
          <table:table-cell table:style-name="ce32" office:value-type="float" office:value="0.0049" calcext:value-type="float">
            <text:p>0,005</text:p>
          </table:table-cell>
          <table:table-cell table:style-name="ce35" table:formula="of:=IF(OR([.F39]=&quot;-&quot;; [.E39]=&quot;&quot;);&quot;&quot;;[.E39]*[.G39])" office:value-type="currency" office:currency="GBP" office:value="0.0049" calcext:value-type="currency">
            <text:p>£0,00</text:p>
          </table:table-cell>
          <table:table-cell table:style-name="ce38"/>
          <table:table-cell table:style-name="ce40" office:value-type="string" calcext:value-type="string">
            <text:p>RC0805FR-0747K </text:p>
          </table:table-cell>
          <table:table-cell table:style-name="ce32" office:value-type="float" office:value="0.00714" calcext:value-type="float">
            <text:p>0,007</text:p>
          </table:table-cell>
          <table:table-cell table:style-name="ce45" table:formula="of:=IF(OR([.J39]=&quot;-&quot;;[.E39]=&quot;&quot;);&quot;&quot;;[.E39]*[.K39])" office:value-type="currency" office:currency="EUR" office:value="0.00714" calcext:value-type="currency">
            <text:p>0,01 €</text:p>
          </table:table-cell>
          <table:table-cell table:style-name="ce50" table:formula="of:=IF([.E39]&lt;&gt;&quot;&quot;; IF([.F39]&lt;&gt;&quot;-&quot; ; IF([.L39] &gt; [.H39]*[.$M$1];[.H39]*[.$M$1];[.L39]);[.L39]);&quot;&quot;)" office:value-type="currency" office:currency="EUR" office:value="0.005853393" calcext:value-type="currency">
            <text:p>0,006 €</text:p>
          </table:table-cell>
          <table:table-cell table:style-name="ce4"/>
          <table:table-cell table:style-name="ce54" table:formula="of:=IF(OR([.N39]&lt;&gt;&quot;&quot;;[.C39]=&quot;Not installed&quot;);&quot;&quot;;[.E3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0" office:value-type="string" calcext:value-type="string">
            <text:p>R129</text:p>
          </table:table-cell>
          <table:table-cell table:style-name="ce23" table:formula="of:=[.A40]" office:value-type="float" office:value="1" calcext:value-type="float">
            <text:p>1</text:p>
          </table:table-cell>
          <table:table-cell table:style-name="ce26" office:value-type="float" office:value="1099800" calcext:value-type="float">
            <text:p>1099800</text:p>
          </table:table-cell>
          <table:table-cell table:style-name="ce31" office:value-type="float" office:value="0.0092" calcext:value-type="float">
            <text:p>0,009</text:p>
          </table:table-cell>
          <table:table-cell table:style-name="ce34" table:formula="of:=IF(OR([.F40]=&quot;-&quot;; [.E40]=&quot;&quot;);&quot;&quot;;[.E40]*[.G40])" office:value-type="currency" office:currency="GBP" office:value="0.0092" calcext:value-type="currency">
            <text:p>£0,01</text:p>
          </table:table-cell>
          <table:table-cell table:style-name="ce37"/>
          <table:table-cell table:style-name="ce20" office:value-type="string" calcext:value-type="string">
            <text:p>RC0805FR-071K </text:p>
          </table:table-cell>
          <table:table-cell table:style-name="ce31" office:value-type="float" office:value="0.00657" calcext:value-type="float">
            <text:p>0,007</text:p>
          </table:table-cell>
          <table:table-cell table:style-name="ce44" table:formula="of:=IF(OR([.J40]=&quot;-&quot;;[.E40]=&quot;&quot;);&quot;&quot;;[.E40]*[.K40])" office:value-type="currency" office:currency="EUR" office:value="0.00657" calcext:value-type="currency">
            <text:p>0,01 €</text:p>
          </table:table-cell>
          <table:table-cell table:style-name="ce50" table:formula="of:=IF([.E40]&lt;&gt;&quot;&quot;; IF([.F40]&lt;&gt;&quot;-&quot; ; IF([.L40] &gt; [.H40]*[.$M$1];[.H40]*[.$M$1];[.L40]);[.L40]);&quot;&quot;)" office:value-type="currency" office:currency="EUR" office:value="0.00657" calcext:value-type="currency">
            <text:p>0,007 €</text:p>
          </table:table-cell>
          <table:table-cell table:style-name="ce51"/>
          <table:table-cell table:style-name="ce51" table:formula="of:=IF(OR([.N40]&lt;&gt;&quot;&quot;;[.C40]=&quot;Not installed&quot;);&quot;&quot;;[.E4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TX-214-005-112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TR2</text:p>
          </table:table-cell>
          <table:table-cell table:style-name="ce24" table:formula="of:=[.A41]" office:value-type="float" office:value="1" calcext:value-type="float">
            <text:p>1</text:p>
          </table:table-cell>
          <table:table-cell table:style-name="ce27" office:value-type="float" office:value="2401044" calcext:value-type="float">
            <text:p>2401044</text:p>
          </table:table-cell>
          <table:table-cell table:style-name="ce32" office:value-type="float" office:value="6.49" calcext:value-type="float">
            <text:p>6,490</text:p>
          </table:table-cell>
          <table:table-cell table:style-name="ce35" table:formula="of:=IF(OR([.F41]=&quot;-&quot;; [.E41]=&quot;&quot;);&quot;&quot;;[.E41]*[.G41])" office:value-type="currency" office:currency="GBP" office:value="6.49" calcext:value-type="currency">
            <text:p>£6,49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41]=&quot;-&quot;;[.E41]=&quot;&quot;);&quot;&quot;;[.E41]*[.K41])">
            <text:p/>
          </table:table-cell>
          <table:table-cell table:style-name="ce50" table:formula="of:=IF([.E41]&lt;&gt;&quot;&quot;; IF([.F41]&lt;&gt;&quot;-&quot; ; IF([.L41] &gt; [.H41]*[.$M$1];[.H41]*[.$M$1];[.L41]);[.L41]);&quot;&quot;)" office:value-type="currency" office:currency="EUR" office:value="7.7527593" calcext:value-type="currency">
            <text:p>7,753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4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5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20" office:value-type="string" calcext:value-type="string">
            <text:p>X11</text:p>
          </table:table-cell>
          <table:table-cell table:style-name="ce23" table:formula="of:=[.A42]" office:value-type="float" office:value="1" calcext:value-type="float">
            <text:p>1</text:p>
          </table:table-cell>
          <table:table-cell table:style-name="ce26" office:value-type="float" office:value="1177884" calcext:value-type="float">
            <text:p>1177884</text:p>
          </table:table-cell>
          <table:table-cell table:style-name="ce31" office:value-type="float" office:value="0.841" calcext:value-type="float">
            <text:p>0,841</text:p>
          </table:table-cell>
          <table:table-cell table:style-name="ce34" table:formula="of:=IF(OR([.F42]=&quot;-&quot;; [.E42]=&quot;&quot;);&quot;&quot;;[.E42]*[.G42])" office:value-type="currency" office:currency="GBP" office:value="0.841" calcext:value-type="currency">
            <text:p>£0,84</text:p>
          </table:table-cell>
          <table:table-cell table:style-name="ce37"/>
          <table:table-cell table:style-name="ce20" office:value-type="string" calcext:value-type="string">
            <text:p>2411-01</text:p>
          </table:table-cell>
          <table:table-cell table:style-name="ce31" office:value-type="float" office:value="0.66" calcext:value-type="float">
            <text:p>0,660</text:p>
          </table:table-cell>
          <table:table-cell table:style-name="ce44" table:formula="of:=IF(OR([.J42]=&quot;-&quot;;[.E42]=&quot;&quot;);&quot;&quot;;[.E42]*[.K42])" office:value-type="currency" office:currency="EUR" office:value="0.66" calcext:value-type="currency">
            <text:p>0,66 €</text:p>
          </table:table-cell>
          <table:table-cell table:style-name="ce50" table:formula="of:=IF([.E42]&lt;&gt;&quot;&quot;; IF([.F42]&lt;&gt;&quot;-&quot; ; IF([.L42] &gt; [.H42]*[.$M$1];[.H42]*[.$M$1];[.L42]);[.L42]);&quot;&quot;)" office:value-type="currency" office:currency="EUR" office:value="0.66" calcext:value-type="currency">
            <text:p>0,660 €</text:p>
          </table:table-cell>
          <table:table-cell table:style-name="ce51" table:formula="of:=[.E42]" office:value-type="float" office:value="1" calcext:value-type="float">
            <text:p>1</text:p>
          </table:table-cell>
          <table:table-cell table:style-name="ce51" table:formula="of:=IF(OR([.N42]&lt;&gt;&quot;&quot;;[.C42]=&quot;Not installed&quot;);&quot;&quot;;[.E4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30305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4</text:p>
          </table:table-cell>
          <table:table-cell table:style-name="ce24" table:formula="of:=[.A43]" office:value-type="float" office:value="1" calcext:value-type="float">
            <text:p>1</text:p>
          </table:table-cell>
          <table:table-cell table:style-name="ce27" office:value-type="string" calcext:value-type="string">
            <text:p>9963561</text:p>
          </table:table-cell>
          <table:table-cell table:style-name="ce32" office:value-type="float" office:value="0.374" calcext:value-type="float">
            <text:p>0,374</text:p>
          </table:table-cell>
          <table:table-cell table:style-name="ce35" table:formula="of:=IF(OR([.F43]=&quot;-&quot;; [.E43]=&quot;&quot;);&quot;&quot;;[.E43]*[.G43])" office:value-type="currency" office:currency="GBP" office:value="0.374" calcext:value-type="currency">
            <text:p>£0,37</text:p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43]=&quot;-&quot;;[.E43]=&quot;&quot;);&quot;&quot;;[.E43]*[.K43])">
            <text:p/>
          </table:table-cell>
          <table:table-cell table:style-name="ce50" table:formula="of:=IF([.E43]&lt;&gt;&quot;&quot;; IF([.F43]&lt;&gt;&quot;-&quot; ; IF([.L43] &gt; [.H43]*[.$M$1];[.H43]*[.$M$1];[.L43]);[.L43]);&quot;&quot;)" office:value-type="currency" office:currency="EUR" office:value="0.44676918" calcext:value-type="currency">
            <text:p>0,447 €</text:p>
          </table:table-cell>
          <table:table-cell table:style-name="ce4" table:formula="of:=[.E43]" office:value-type="float" office:value="1" calcext:value-type="float">
            <text:p>1</text:p>
          </table:table-cell>
          <table:table-cell table:style-name="ce54" table:formula="of:=IF(OR([.N43]&lt;&gt;&quot;&quot;;[.C43]=&quot;Not installed&quot;);&quot;&quot;;[.E43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5</text:p>
          </table:table-cell>
          <table:table-cell table:style-name="ce23" table:formula="of:=[.A44]" office:value-type="float" office:value="1" calcext:value-type="float">
            <text:p>1</text:p>
          </table:table-cell>
          <table:table-cell table:style-name="ce26" office:value-type="string" calcext:value-type="string">
            <text:p>1096984</text:p>
          </table:table-cell>
          <table:table-cell table:style-name="ce31" office:value-type="float" office:value="0.745" calcext:value-type="float">
            <text:p>0,745</text:p>
          </table:table-cell>
          <table:table-cell table:style-name="ce34" table:formula="of:=IF(OR([.F44]=&quot;-&quot;; [.E44]=&quot;&quot;);&quot;&quot;;[.E44]*[.G44])" office:value-type="currency" office:currency="GBP" office:value="0.745" calcext:value-type="currency">
            <text:p>£0,75</text:p>
          </table:table-cell>
          <table:table-cell table:style-name="ce37"/>
          <table:table-cell table:style-name="ce20" office:value-type="string" calcext:value-type="string">
            <text:p>T821-1-10-S1</text:p>
          </table:table-cell>
          <table:table-cell table:style-name="ce31" office:value-type="float" office:value="0.29" calcext:value-type="float">
            <text:p>0,290</text:p>
          </table:table-cell>
          <table:table-cell table:style-name="ce44" table:formula="of:=IF(OR([.J44]=&quot;-&quot;;[.E44]=&quot;&quot;);&quot;&quot;;[.E44]*[.K44])" office:value-type="currency" office:currency="EUR" office:value="0.29" calcext:value-type="currency">
            <text:p>0,29 €</text:p>
          </table:table-cell>
          <table:table-cell table:style-name="ce50" table:formula="of:=IF([.A44]&lt;&gt;&quot;&quot;; IF([.F44]&lt;&gt;&quot;-&quot; ; IF([.L44] &gt; [.H44]*[.$M$1];[.H44]*[.$M$1];[.L44]);[.L44]);&quot;&quot;)" office:value-type="currency" office:currency="EUR" office:value="0.29" calcext:value-type="currency">
            <text:p>0,290 €</text:p>
          </table:table-cell>
          <table:table-cell table:style-name="ce51" table:formula="of:=[.E44]" office:value-type="float" office:value="1" calcext:value-type="float">
            <text:p>1</text:p>
          </table:table-cell>
          <table:table-cell table:style-name="ce51" table:formula="of:=IF(OR([.N44]&lt;&gt;&quot;&quot;;[.C44]=&quot;Not installed&quot;);&quot;&quot;;[.E44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6</text:p>
          </table:table-cell>
          <table:table-cell table:style-name="ce24" table:formula="of:=[.A45]" office:value-type="float" office:value="1" calcext:value-type="float">
            <text:p>1</text:p>
          </table:table-cell>
          <table:table-cell table:style-name="ce27" office:value-type="float" office:value="1462950" calcext:value-type="float">
            <text:p>1462950</text:p>
          </table:table-cell>
          <table:table-cell table:style-name="ce32" office:value-type="float" office:value="0.0785" calcext:value-type="float">
            <text:p>0,079</text:p>
          </table:table-cell>
          <table:table-cell table:style-name="ce35" table:formula="of:=IF(OR([.F45]=&quot;-&quot;; [.E45]=&quot;&quot;);&quot;&quot;;[.E45]*[.G45])" office:value-type="currency" office:currency="GBP" office:value="0.0785" calcext:value-type="currency">
            <text:p>£0,08</text:p>
          </table:table-cell>
          <table:table-cell table:style-name="ce38"/>
          <table:table-cell table:style-name="ce40" office:value-type="string" calcext:value-type="string">
            <text:p>MX-22-23-2031 </text:p>
          </table:table-cell>
          <table:table-cell table:style-name="ce32" office:value-type="float" office:value="0.08" calcext:value-type="float">
            <text:p>0,080</text:p>
          </table:table-cell>
          <table:table-cell table:style-name="ce45" table:formula="of:=IF(OR([.J45]=&quot;-&quot;;[.E45]=&quot;&quot;);&quot;&quot;;[.E45]*[.K45])" office:value-type="currency" office:currency="EUR" office:value="0.08" calcext:value-type="currency">
            <text:p>0,08 €</text:p>
          </table:table-cell>
          <table:table-cell table:style-name="ce50" table:formula="of:=IF([.E45]&lt;&gt;&quot;&quot;; IF([.F45]&lt;&gt;&quot;-&quot; ; IF([.L45] &gt; [.H45]*[.$M$1];[.H45]*[.$M$1];[.L45]);[.L45]);&quot;&quot;)" office:value-type="currency" office:currency="EUR" office:value="0.08" calcext:value-type="currency">
            <text:p>0,080 €</text:p>
          </table:table-cell>
          <table:table-cell table:style-name="ce4" table:formula="of:=[.E45]" office:value-type="float" office:value="1" calcext:value-type="float">
            <text:p>1</text:p>
          </table:table-cell>
          <table:table-cell table:style-name="ce54" table:formula="of:=IF(OR([.N45]&lt;&gt;&quot;&quot;;[.C45]=&quot;Not installed&quot;);&quot;&quot;;[.E45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4S0L1T1C</text:p>
          </table:table-cell>
          <table:table-cell table:style-name="ce15" office:value-type="string" calcext:value-type="string">
            <text:p>THT, <text:span text:style-name="T3">solder on bottom layer!</text:span></text:p>
          </table:table-cell>
          <table:table-cell table:style-name="ce20" office:value-type="string" calcext:value-type="string">
            <text:p>X7</text:p>
          </table:table-cell>
          <table:table-cell table:style-name="ce23" table:formula="of:=[.A46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46]=&quot;-&quot;; [.E46]=&quot;&quot;);&quot;&quot;;[.E46]*[.G46])">
            <text:p/>
          </table:table-cell>
          <table:table-cell table:style-name="ce37"/>
          <table:table-cell table:style-name="ce20" office:value-type="string" calcext:value-type="string">
            <text:p>RJ45-TRAFO-LP</text:p>
          </table:table-cell>
          <table:table-cell table:style-name="ce31" office:value-type="float" office:value="2.82" calcext:value-type="float">
            <text:p>2,820</text:p>
          </table:table-cell>
          <table:table-cell table:style-name="ce44" table:formula="of:=IF(OR([.J46]=&quot;-&quot;;[.E46]=&quot;&quot;);&quot;&quot;;[.E46]*[.K46])" office:value-type="currency" office:currency="EUR" office:value="2.82" calcext:value-type="currency">
            <text:p>2,82 €</text:p>
          </table:table-cell>
          <table:table-cell table:style-name="ce50" table:formula="of:=IF([.E46]&lt;&gt;&quot;&quot;; IF([.F46]&lt;&gt;&quot;-&quot; ; IF([.L46] &gt; [.H46]*[.$M$1];[.H46]*[.$M$1];[.L46]);[.L46]);&quot;&quot;)" office:value-type="currency" office:currency="EUR" office:value="2.82" calcext:value-type="currency">
            <text:p>2,820 €</text:p>
          </table:table-cell>
          <table:table-cell table:style-name="ce51" table:formula="of:=[.E46]" office:value-type="float" office:value="1" calcext:value-type="float">
            <text:p>1</text:p>
          </table:table-cell>
          <table:table-cell table:style-name="ce51" table:formula="of:=IF(OR([.N46]&lt;&gt;&quot;&quot;;[.C46]=&quot;Not installed&quot;);&quot;&quot;;[.E46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8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8</text:p>
          </table:table-cell>
          <table:table-cell table:style-name="ce24" table:formula="of:=[.A47]" office:value-type="float" office:value="1" calcext:value-type="float">
            <text:p>1</text:p>
          </table:table-cell>
          <table:table-cell table:style-name="ce27" office:value-type="float" office:value="1022256" calcext:value-type="float">
            <text:p>1022256</text:p>
          </table:table-cell>
          <table:table-cell table:style-name="ce32" office:value-type="float" office:value="0.0836" calcext:value-type="float">
            <text:p>0,084</text:p>
          </table:table-cell>
          <table:table-cell table:style-name="ce35" table:formula="of:=IF(OR([.F47]=&quot;-&quot;; [.E47]=&quot;&quot;);&quot;&quot;;[.E47]*[.G47])" office:value-type="currency" office:currency="GBP" office:value="0.0836" calcext:value-type="currency">
            <text:p>£0,08</text:p>
          </table:table-cell>
          <table:table-cell table:style-name="ce38"/>
          <table:table-cell table:style-name="ce40" office:value-type="string" calcext:value-type="string">
            <text:p>ZL201-08G</text:p>
          </table:table-cell>
          <table:table-cell table:style-name="ce32" office:value-type="float" office:value="0.06486" calcext:value-type="float">
            <text:p>0,065</text:p>
          </table:table-cell>
          <table:table-cell table:style-name="ce45" table:formula="of:=IF(OR([.J47]=&quot;-&quot;;[.E47]=&quot;&quot;);&quot;&quot;;[.E47]*[.K47])" office:value-type="currency" office:currency="EUR" office:value="0.06486" calcext:value-type="currency">
            <text:p>0,06 €</text:p>
          </table:table-cell>
          <table:table-cell table:style-name="ce50" table:formula="of:=IF([.A47]&lt;&gt;&quot;&quot;; IF([.F47]&lt;&gt;&quot;-&quot; ; IF([.L47] &gt; [.H47]*[.$M$1];[.H47]*[.$M$1];[.L47]);[.L47]);&quot;&quot;)" office:value-type="currency" office:currency="EUR" office:value="0.06486" calcext:value-type="currency">
            <text:p>0,065 €</text:p>
          </table:table-cell>
          <table:table-cell table:style-name="ce4" table:formula="of:=[.E47]" office:value-type="float" office:value="1" calcext:value-type="float">
            <text:p>1</text:p>
          </table:table-cell>
          <table:table-cell table:style-name="ce54" table:formula="of:=IF(OR([.N47]&lt;&gt;&quot;&quot;;[.C47]=&quot;Not installed&quot;);&quot;&quot;;[.E47])">
            <text:p/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9</text:p>
          </table:table-cell>
          <table:table-cell table:style-name="ce23" table:formula="of:=[.A48]" office:value-type="float" office:value="1" calcext:value-type="float">
            <text:p>1</text:p>
          </table:table-cell>
          <table:table-cell table:style-name="ce26" office:value-type="float" office:value="1593416" calcext:value-type="float">
            <text:p>1593416</text:p>
          </table:table-cell>
          <table:table-cell table:style-name="ce31" office:value-type="float" office:value="0.281" calcext:value-type="float">
            <text:p>0,281</text:p>
          </table:table-cell>
          <table:table-cell table:style-name="ce34" table:formula="of:=IF(OR([.F48]=&quot;-&quot;; [.E48]=&quot;&quot;);&quot;&quot;;[.E48]*[.G48])" office:value-type="currency" office:currency="GBP" office:value="0.281" calcext:value-type="currency">
            <text:p>£0,28</text:p>
          </table:table-cell>
          <table:table-cell table:style-name="ce37"/>
          <table:table-cell table:style-name="ce20" office:value-type="string" calcext:value-type="string">
            <text:p>ZL201-05G</text:p>
          </table:table-cell>
          <table:table-cell table:style-name="ce31" office:value-type="float" office:value="0.03165" calcext:value-type="float">
            <text:p>0,032</text:p>
          </table:table-cell>
          <table:table-cell table:style-name="ce44" table:formula="of:=IF(OR([.J48]=&quot;-&quot;;[.E48]=&quot;&quot;);&quot;&quot;;[.E48]*[.K48])" office:value-type="currency" office:currency="EUR" office:value="0.03165" calcext:value-type="currency">
            <text:p>0,03 €</text:p>
          </table:table-cell>
          <table:table-cell table:style-name="ce50" table:formula="of:=IF([.E48]&lt;&gt;&quot;&quot;; IF([.F48]&lt;&gt;&quot;-&quot; ; IF([.L48] &gt; [.H48]*[.$M$1];[.H48]*[.$M$1];[.L48]);[.L48]);&quot;&quot;)" office:value-type="currency" office:currency="EUR" office:value="0.03165" calcext:value-type="currency">
            <text:p>0,032 €</text:p>
          </table:table-cell>
          <table:table-cell table:style-name="ce51" table:formula="of:=[.E48]" office:value-type="float" office:value="1" calcext:value-type="float">
            <text:p>1</text:p>
          </table:table-cell>
          <table:table-cell table:style-name="ce51" table:formula="of:=IF(OR([.N48]&lt;&gt;&quot;&quot;;[.C48]=&quot;Not installed&quot;);&quot;&quot;;[.E48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4:.H48])" office:value-type="currency" office:currency="GBP" office:value="25.5813" calcext:value-type="currency">
            <text:p>£25,58</text:p>
          </table:table-cell>
          <table:table-cell table:number-columns-repeated="3"/>
          <table:table-cell table:style-name="ce46" table:formula="of:=SUM([.L4:.L48])" office:value-type="currency" office:currency="EUR" office:value="12.16781" calcext:value-type="currency">
            <text:p>12,17 €</text:p>
          </table:table-cell>
          <table:table-cell table:style-name="ce46" table:formula="of:=SUM([.M4:.M48])" office:value-type="currency" office:currency="EUR" office:value="27.815270732" calcext:value-type="currency">
            <text:p>27,82 €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AUX PS 230 V protection</text:p>
          </table:table-cell>
          <table:covered-table-cell table:style-name="ce18"/>
          <table:table-cell table:style-name="ce18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SAR1</text:p>
          </table:table-cell>
          <table:table-cell table:style-name="ce23" table:formula="of:=[.A52]" office:value-type="float" office:value="1" calcext:value-type="float">
            <text:p>1</text:p>
          </table:table-cell>
          <table:table-cell table:style-name="ce26" office:value-type="float" office:value="1846854" calcext:value-type="float">
            <text:p>1846854</text:p>
          </table:table-cell>
          <table:table-cell table:style-name="ce31" office:value-type="float" office:value="1.39" calcext:value-type="float">
            <text:p>1,390</text:p>
          </table:table-cell>
          <table:table-cell table:style-name="ce34" table:formula="of:=IF(OR([.F52]=&quot;-&quot;; [.E52]=&quot;&quot;);&quot;&quot;;[.E52]*[.G52])" office:value-type="currency" office:currency="GBP" office:value="1.39" calcext:value-type="currency">
            <text:p>£1,39</text:p>
          </table:table-cell>
          <table:table-cell table:style-name="ce37"/>
          <table:table-cell table:style-name="ce20" office:value-type="string" calcext:value-type="string">
            <text:p>CG2-470L</text:p>
          </table:table-cell>
          <table:table-cell table:style-name="ce31" office:value-type="float" office:value="1.45" calcext:value-type="float">
            <text:p>1,450</text:p>
          </table:table-cell>
          <table:table-cell table:style-name="ce44" table:formula="of:=IF(OR([.J52]=&quot;-&quot;;[.E52]=&quot;&quot;);&quot;&quot;;[.E52]*[.K52])" office:value-type="currency" office:currency="EUR" office:value="1.45" calcext:value-type="currency">
            <text:p>1,45 €</text:p>
          </table:table-cell>
          <table:table-cell table:style-name="ce50" table:formula="of:=IF([.E52]&lt;&gt;&quot;&quot;; IF([.F52]&lt;&gt;&quot;-&quot; ; IF([.L52] &gt; [.H52]*[.$M$1];[.H52]*[.$M$1];[.L52]);[.L52]);&quot;&quot;)" office:value-type="currency" office:currency="EUR" office:value="1.45" calcext:value-type="currency">
            <text:p>1,450 €</text:p>
          </table:table-cell>
          <table:table-cell table:style-name="ce51" table:formula="of:=[.E52]" office:value-type="float" office:value="1" calcext:value-type="float">
            <text:p>1</text:p>
          </table:table-cell>
          <table:table-cell table:style-name="ce51" table:formula="of:=IF(OR([.N52]&lt;&gt;&quot;&quot;;[.C52]=&quot;Not installed&quot;);&quot;&quot;;[.E52])">
            <text:p/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VAR1, VAR2</text:p>
          </table:table-cell>
          <table:table-cell table:style-name="ce24" table:formula="of:=[.A53]" office:value-type="float" office:value="2" calcext:value-type="float">
            <text:p>2</text:p>
          </table:table-cell>
          <table:table-cell table:style-name="ce27" office:value-type="float" office:value="1004357" calcext:value-type="float">
            <text:p>1004357</text:p>
          </table:table-cell>
          <table:table-cell table:style-name="ce32" office:value-type="float" office:value="0.563" calcext:value-type="float">
            <text:p>0,563</text:p>
          </table:table-cell>
          <table:table-cell table:style-name="ce35" table:formula="of:=IF(OR([.F53]=&quot;-&quot;; [.E53]=&quot;&quot;);&quot;&quot;;[.E53]*[.G53])" office:value-type="currency" office:currency="GBP" office:value="1.126" calcext:value-type="currency">
            <text:p>£1,13</text:p>
          </table:table-cell>
          <table:table-cell table:style-name="ce38"/>
          <table:table-cell table:style-name="ce40" office:value-type="string" calcext:value-type="string">
            <text:p>SIOV-S20K250</text:p>
          </table:table-cell>
          <table:table-cell table:style-name="ce32" office:value-type="float" office:value="0.5168" calcext:value-type="float">
            <text:p>0,517</text:p>
          </table:table-cell>
          <table:table-cell table:style-name="ce45" table:formula="of:=IF(OR([.J53]=&quot;-&quot;;[.E53]=&quot;&quot;);&quot;&quot;;[.E53]*[.K53])" office:value-type="currency" office:currency="EUR" office:value="1.0336" calcext:value-type="currency">
            <text:p>1,03 €</text:p>
          </table:table-cell>
          <table:table-cell table:style-name="ce50" table:formula="of:=IF([.E53]&lt;&gt;&quot;&quot;; IF([.F53]&lt;&gt;&quot;-&quot; ; IF([.L53] &gt; [.H53]*[.$M$1];[.H53]*[.$M$1];[.L53]);[.L53]);&quot;&quot;)" office:value-type="currency" office:currency="EUR" office:value="1.0336" calcext:value-type="currency">
            <text:p>1,034 €</text:p>
          </table:table-cell>
          <table:table-cell table:style-name="ce4" table:formula="of:=[.E53]" office:value-type="float" office:value="2" calcext:value-type="float">
            <text:p>2</text:p>
          </table:table-cell>
          <table:table-cell table:style-name="ce54" table:formula="of:=IF(OR([.N53]&lt;&gt;&quot;&quot;;[.C53]=&quot;Not installed&quot;);&quot;&quot;;[.E53])">
            <text:p/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ZD6, ZD7</text:p>
          </table:table-cell>
          <table:table-cell table:style-name="ce23" table:formula="of:=[.A54]" office:value-type="float" office:value="2" calcext:value-type="float">
            <text:p>2</text:p>
          </table:table-cell>
          <table:table-cell table:style-name="ce26" office:value-type="float" office:value="2341650" calcext:value-type="float">
            <text:p>2341650</text:p>
          </table:table-cell>
          <table:table-cell table:style-name="ce31" office:value-type="float" office:value="0.346" calcext:value-type="float">
            <text:p>0,346</text:p>
          </table:table-cell>
          <table:table-cell table:style-name="ce34" table:formula="of:=IF(OR([.F54]=&quot;-&quot;; [.E54]=&quot;&quot;);&quot;&quot;;[.E54]*[.G54])" office:value-type="currency" office:currency="GBP" office:value="0.692" calcext:value-type="currency">
            <text:p>£0,69</text:p>
          </table:table-cell>
          <table:table-cell table:style-name="ce37"/>
          <table:table-cell table:style-name="ce20" office:value-type="string" calcext:value-type="string">
            <text:p>1.5KE400CA</text:p>
          </table:table-cell>
          <table:table-cell table:style-name="ce31" office:value-type="float" office:value="0.256" calcext:value-type="float">
            <text:p>0,256</text:p>
          </table:table-cell>
          <table:table-cell table:style-name="ce44" table:formula="of:=IF(OR([.J54]=&quot;-&quot;;[.E54]=&quot;&quot;);&quot;&quot;;[.E54]*[.K54])" office:value-type="currency" office:currency="EUR" office:value="0.512" calcext:value-type="currency">
            <text:p>0,51 €</text:p>
          </table:table-cell>
          <table:table-cell table:style-name="ce50" table:formula="of:=IF([.E54]&lt;&gt;&quot;&quot;; IF([.F54]&lt;&gt;&quot;-&quot; ; IF([.L54] &gt; [.H54]*[.$M$1];[.H54]*[.$M$1];[.L54]);[.L54]);&quot;&quot;)" office:value-type="currency" office:currency="EUR" office:value="0.512" calcext:value-type="currency">
            <text:p>0,512 €</text:p>
          </table:table-cell>
          <table:table-cell table:style-name="ce51" table:formula="of:=[.E54]" office:value-type="float" office:value="2" calcext:value-type="float">
            <text:p>2</text:p>
          </table:table-cell>
          <table:table-cell table:style-name="ce51" table:formula="of:=IF(OR([.N54]&lt;&gt;&quot;&quot;;[.C54]=&quot;Not installed&quot;);&quot;&quot;;[.E54])">
            <text:p/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52:.H54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46" table:formula="of:=SUM([.L52:.L54])" office:value-type="currency" office:currency="EUR" office:value="2.9956" calcext:value-type="currency">
            <text:p>3,00 €</text:p>
          </table:table-cell>
          <table:table-cell table:style-name="ce46" table:formula="of:=SUM([.M52:.M54])" office:value-type="currency" office:currency="EUR" office:value="2.9956" calcext:value-type="currency">
            <text:p>3,00 €</text:p>
          </table:table-cell>
          <table:table-cell table:style-name="ce52" table:formula="of:=SUM([.N4:.N54])" office:value-type="float" office:value="19" calcext:value-type="float">
            <text:p>19</text:p>
          </table:table-cell>
          <table:table-cell table:style-name="ce52" table:formula="of:=SUM([.O4:.O54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/>
          <table:table-cell table:number-columns-repeated="3"/>
          <table:table-cell table:style-name="ce46" table:number-columns-repeated="2"/>
          <table:table-cell table:style-name="ce52" table:number-columns-repeated="2"/>
          <table:table-cell table:number-columns-repeated="1009"/>
        </table:table-row>
        <table:table-row table:style-name="ro1">
          <table:table-cell table:style-name="ce5"/>
          <table:table-cell table:style-name="ce13" office:value-type="string" calcext:value-type="string">
            <text:p>Not installed</text:p>
          </table:table-cell>
          <table:table-cell table:style-name="ce18" table:number-columns-repeated="2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20" office:value-type="string" calcext:value-type="string">
            <text:p>C99, C100, C101, C102, C103</text:p>
          </table:table-cell>
          <table:table-cell table:style-name="ce23" table:formula="of:=[.A58]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58]=&quot;-&quot;; [.E58]=&quot;&quot;);&quot;&quot;;[.E58]*[.G58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58]=&quot;-&quot;;[.E58]=&quot;&quot;);&quot;&quot;;[.E58]*[.K58])">
            <text:p/>
          </table:table-cell>
          <table:table-cell table:style-name="ce50" table:formula="of:=IF([.A58]&lt;&gt;&quot;&quot;; IF([.F58]&lt;&gt;&quot;-&quot; ; IF([.L58] &gt; [.H58]*[.$M$1];[.H58]*[.$M$1];[.L58]);[.L58]);&quot;&quot;)">
            <text:p/>
          </table:table-cell>
          <table:table-cell table:style-name="ce51"/>
          <table:table-cell table:style-name="ce51" table:formula="of:=IF(OR([.N58]&lt;&gt;&quot;&quot;;[.C58]=&quot;Not installed&quot;);&quot;&quot;;[.E58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5, FB6</text:p>
          </table:table-cell>
          <table:table-cell table:style-name="ce24" table:formula="of:=[.A59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59]=&quot;-&quot;; [.E59]=&quot;&quot;);&quot;&quot;;[.E59]*[.G59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59]=&quot;-&quot;;[.E59]=&quot;&quot;);&quot;&quot;;[.E59]*[.K59])">
            <text:p/>
          </table:table-cell>
          <table:table-cell table:style-name="ce50"/>
          <table:table-cell table:style-name="ce4"/>
          <table:table-cell table:style-name="ce54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5"/>
          <table:table-cell table:style-name="ce20" office:value-type="string" calcext:value-type="string">
            <text:p>IC17</text:p>
          </table:table-cell>
          <table:table-cell table:style-name="ce23" table:formula="of:=[.A60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0]=&quot;-&quot;; [.E60]=&quot;&quot;);&quot;&quot;;[.E60]*[.G60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0]=&quot;-&quot;;[.E60]=&quot;&quot;);&quot;&quot;;[.E60]*[.K60])">
            <text:p/>
          </table:table-cell>
          <table:table-cell table:style-name="ce50" table:formula="of:=IF([.A60]&lt;&gt;&quot;&quot;; IF([.F60]&lt;&gt;&quot;-&quot; ; IF([.L60] &gt; [.H60]*[.$M$1];[.H60]*[.$M$1];[.L60]);[.L60]);&quot;&quot;)">
            <text:p/>
          </table:table-cell>
          <table:table-cell table:style-name="ce51"/>
          <table:table-cell table:style-name="ce51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18</text:p>
          </table:table-cell>
          <table:table-cell table:style-name="ce24" table:formula="of:=[.A61]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61]=&quot;-&quot;; [.E61]=&quot;&quot;);&quot;&quot;;[.E61]*[.G61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61]=&quot;-&quot;;[.E61]=&quot;&quot;);&quot;&quot;;[.E61]*[.K61])">
            <text:p/>
          </table:table-cell>
          <table:table-cell table:style-name="ce50" table:formula="of:=IF([.A61]&lt;&gt;&quot;&quot;; IF([.F61]&lt;&gt;&quot;-&quot; ; IF([.L61] &gt; [.H61]*[.$M$1];[.H61]*[.$M$1];[.L61]);[.L61]);&quot;&quot;)">
            <text:p/>
          </table:table-cell>
          <table:table-cell table:style-name="ce4"/>
          <table:table-cell table:style-name="ce54" table:formula="of:=IF(OR([.N61]&lt;&gt;&quot;&quot;;[.C61]=&quot;Not installed&quot;);&quot;&quot;;[.E6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5"/>
          <table:table-cell table:style-name="ce20" office:value-type="string" calcext:value-type="string">
            <text:p>IC19</text:p>
          </table:table-cell>
          <table:table-cell table:style-name="ce23" table:formula="of:=[.A62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2]=&quot;-&quot;; [.E62]=&quot;&quot;);&quot;&quot;;[.E62]*[.G62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2]=&quot;-&quot;;[.E62]=&quot;&quot;);&quot;&quot;;[.E62]*[.K62])">
            <text:p/>
          </table:table-cell>
          <table:table-cell table:style-name="ce50" table:formula="of:=IF([.A62]&lt;&gt;&quot;&quot;; IF([.F62]&lt;&gt;&quot;-&quot; ; IF([.L62] &gt; [.H62]*[.$M$1];[.H62]*[.$M$1];[.L62]);[.L62]);&quot;&quot;)">
            <text:p/>
          </table:table-cell>
          <table:table-cell table:style-name="ce51"/>
          <table:table-cell table:style-name="ce51" table:formula="of:=IF(OR([.N62]&lt;&gt;&quot;&quot;;[.C62]=&quot;Not installed&quot;);&quot;&quot;;[.E6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32, R133</text:p>
          </table:table-cell>
          <table:table-cell table:style-name="ce24" table:formula="of:=[.A63]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OR([.F63]=&quot;-&quot;; [.E63]=&quot;&quot;);&quot;&quot;;[.E63]*[.G63])">
            <text:p/>
          </table:table-cell>
          <table:table-cell table:style-name="ce38"/>
          <table:table-cell table:style-name="ce40" office:value-type="string" calcext:value-type="string">
            <text:p>-</text:p>
          </table:table-cell>
          <table:table-cell table:style-name="ce32"/>
          <table:table-cell table:style-name="ce45" table:formula="of:=IF(OR([.J63]=&quot;-&quot;;[.E63]=&quot;&quot;);&quot;&quot;;[.E63]*[.K63])">
            <text:p/>
          </table:table-cell>
          <table:table-cell table:style-name="ce50" table:formula="of:=IF([.A63]&lt;&gt;&quot;&quot;; IF([.F63]&lt;&gt;&quot;-&quot; ; IF([.L63] &gt; [.H63]*[.$M$1];[.H63]*[.$M$1];[.L63]);[.L63]);&quot;&quot;)">
            <text:p/>
          </table:table-cell>
          <table:table-cell table:style-name="ce4"/>
          <table:table-cell table:style-name="ce54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THT</text:p>
          </table:table-cell>
          <table:table-cell table:style-name="ce20" office:value-type="string" calcext:value-type="string">
            <text:p>X10</text:p>
          </table:table-cell>
          <table:table-cell table:style-name="ce23" table:formula="of:=[.A64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64]=&quot;-&quot;; [.E64]=&quot;&quot;);&quot;&quot;;[.E64]*[.G64])">
            <text:p/>
          </table:table-cell>
          <table:table-cell table:style-name="ce37"/>
          <table:table-cell table:style-name="ce20" office:value-type="string" calcext:value-type="string">
            <text:p>-</text:p>
          </table:table-cell>
          <table:table-cell table:style-name="ce31"/>
          <table:table-cell table:style-name="ce44" table:formula="of:=IF(OR([.J64]=&quot;-&quot;;[.E64]=&quot;&quot;);&quot;&quot;;[.E64]*[.K64])">
            <text:p/>
          </table:table-cell>
          <table:table-cell table:style-name="ce50" table:formula="of:=IF([.A64]&lt;&gt;&quot;&quot;; IF([.F64]&lt;&gt;&quot;-&quot; ; IF([.L64] &gt; [.H64]*[.$M$1];[.H64]*[.$M$1];[.L64]);[.L64]);&quot;&quot;)">
            <text:p/>
          </table:table-cell>
          <table:table-cell table:style-name="ce51"/>
          <table:table-cell table:style-name="ce51" table:formula="of:=IF(OR([.N64]&lt;&gt;&quot;&quot;;[.C64]=&quot;Not installed&quot;);&quot;&quot;;[.E6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3" office:value-type="string" calcext:value-type="string">
            <text:p>Other</text:p>
          </table:table-cell>
          <table:table-cell table:style-name="ce18" table:number-columns-repeated="2"/>
          <table:table-cell table:style-name="ce22"/>
          <table:table-cell table:style-name="ce29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1</text:p>
          </table:table-cell>
          <table:table-cell table:style-name="ce9" office:value-type="string" calcext:value-type="string">
            <text:p>39-01-4050</text:p>
          </table:table-cell>
          <table:table-cell table:style-name="ce15" office:value-type="string" calcext:value-type="string">
            <text:p>Receptacle for X4</text:p>
          </table:table-cell>
          <table:table-cell table:style-name="ce20"/>
          <table:table-cell table:style-name="ce23" table:formula="of:=[.A67]" office:value-type="string" office:string-value="1" calcext:value-type="string">
            <text:p>1</text:p>
          </table:table-cell>
          <table:table-cell table:style-name="ce26" office:value-type="string" calcext:value-type="string">
            <text:p>9963502</text:p>
          </table:table-cell>
          <table:table-cell table:style-name="ce31" office:value-type="float" office:value="0.0874" calcext:value-type="float">
            <text:p>0,087</text:p>
          </table:table-cell>
          <table:table-cell table:style-name="ce34" table:formula="of:=IF(OR([.F67]=&quot;-&quot;; [.E67]=&quot;&quot;);&quot;&quot;;[.E67]*[.G67])" office:value-type="currency" office:currency="GBP" office:value="0.0874" calcext:value-type="currency">
            <text:p>£0,09</text:p>
          </table:table-cell>
          <table:table-cell table:style-name="ce37"/>
          <table:table-cell table:style-name="ce20" office:value-type="string" calcext:value-type="string">
            <text:p>MX-5557-05R2</text:p>
          </table:table-cell>
          <table:table-cell table:style-name="ce31" office:value-type="float" office:value="0.24" calcext:value-type="float">
            <text:p>0,240</text:p>
          </table:table-cell>
          <table:table-cell table:style-name="ce44" table:formula="of:=IF(OR([.J67]=&quot;-&quot;;[.E67]=&quot;&quot;);&quot;&quot;;[.E67]*[.K67])" office:value-type="currency" office:currency="EUR" office:value="0.24" calcext:value-type="currency">
            <text:p>0,24 €</text:p>
          </table:table-cell>
          <table:table-cell table:style-name="ce50" table:formula="of:=IF([.E67]&lt;&gt;&quot;&quot;; IF([.F67]&lt;&gt;&quot;-&quot; ; IF([.L67] &gt; [.H67]*[.$M$1];[.H67]*[.$M$1];[.L67]);[.L67]);&quot;&quot;)" office:value-type="currency" office:currency="EUR" office:value="0.104405418" calcext:value-type="currency">
            <text:p>0,104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0" office:value-type="string" calcext:value-type="string">
            <text:p>39-00-0078</text:p>
          </table:table-cell>
          <table:table-cell table:style-name="ce16" office:value-type="string" calcext:value-type="string">
            <text:p>Pins for X4</text:p>
          </table:table-cell>
          <table:table-cell table:style-name="ce16"/>
          <table:table-cell table:style-name="ce24" table:formula="of:=[.A68]" office:value-type="string" office:string-value="5" calcext:value-type="string">
            <text:p>5</text:p>
          </table:table-cell>
          <table:table-cell table:style-name="ce27" office:value-type="string" calcext:value-type="string">
            <text:p>9732675</text:p>
          </table:table-cell>
          <table:table-cell table:style-name="ce32" table:formula="of:=11/100" office:value-type="float" office:value="0.11" calcext:value-type="float">
            <text:p>0,110</text:p>
          </table:table-cell>
          <table:table-cell table:style-name="ce35" table:formula="of:=IF(OR([.F68]=&quot;-&quot;; [.E68]=&quot;&quot;);&quot;&quot;;[.E68]*[.G68])" office:value-type="currency" office:currency="GBP" office:value="0.55" calcext:value-type="currency">
            <text:p>£0,55</text:p>
          </table:table-cell>
          <table:table-cell table:style-name="ce38"/>
          <table:table-cell table:style-name="ce40" office:value-type="string" calcext:value-type="string">
            <text:p>MX-5556-T3L</text:p>
          </table:table-cell>
          <table:table-cell table:style-name="ce32" office:value-type="float" office:value="0.0742" calcext:value-type="float">
            <text:p>0,074</text:p>
          </table:table-cell>
          <table:table-cell table:style-name="ce45" table:formula="of:=IF(OR([.J68]=&quot;-&quot;;[.E68]=&quot;&quot;);&quot;&quot;;[.E68]*[.K68])" office:value-type="currency" office:currency="EUR" office:value="0.371" calcext:value-type="currency">
            <text:p>0,37 €</text:p>
          </table:table-cell>
          <table:table-cell table:style-name="ce50" table:formula="of:=IF([.E68]&lt;&gt;&quot;&quot;; IF([.F68]&lt;&gt;&quot;-&quot; ; IF([.L68] &gt; [.H68]*[.$M$1];[.H68]*[.$M$1];[.L68]);[.L68]);&quot;&quot;)" office:value-type="currency" office:currency="EUR" office:value="0.371" calcext:value-type="currency">
            <text:p>0,371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01-2035</text:p>
          </table:table-cell>
          <table:table-cell table:style-name="ce15" office:value-type="string" calcext:value-type="string">
            <text:p>Receptacle for X6</text:p>
          </table:table-cell>
          <table:table-cell table:style-name="ce20"/>
          <table:table-cell table:style-name="ce23" table:formula="of:=[.A69]" office:value-type="float" office:value="1" calcext:value-type="float">
            <text:p>1</text:p>
          </table:table-cell>
          <table:table-cell table:style-name="ce26" office:value-type="string" calcext:value-type="string">
            <text:p>143127</text:p>
          </table:table-cell>
          <table:table-cell table:style-name="ce31" office:value-type="float" office:value="0.145" calcext:value-type="float">
            <text:p>0,145</text:p>
          </table:table-cell>
          <table:table-cell table:style-name="ce34" table:formula="of:=IF(OR([.F69]=&quot;-&quot;; [.E69]=&quot;&quot;);&quot;&quot;;[.E69]*[.G69])" office:value-type="currency" office:currency="GBP" office:value="0.145" calcext:value-type="currency">
            <text:p>£0,15</text:p>
          </table:table-cell>
          <table:table-cell table:style-name="ce37"/>
          <table:table-cell table:style-name="ce20" office:value-type="string" calcext:value-type="string">
            <text:p>MX-6471-031 </text:p>
          </table:table-cell>
          <table:table-cell table:style-name="ce31" office:value-type="float" office:value="0.0504" calcext:value-type="float">
            <text:p>0,050</text:p>
          </table:table-cell>
          <table:table-cell table:style-name="ce44" table:formula="of:=IF(OR([.J69]=&quot;-&quot;;[.E69]=&quot;&quot;);&quot;&quot;;[.E69]*[.K69])" office:value-type="currency" office:currency="EUR" office:value="0.0504" calcext:value-type="currency">
            <text:p>0,05 €</text:p>
          </table:table-cell>
          <table:table-cell table:style-name="ce50" table:formula="of:=IF([.E69]&lt;&gt;&quot;&quot;; IF([.F69]&lt;&gt;&quot;-&quot; ; IF([.L69] &gt; [.H69]*[.$M$1];[.H69]*[.$M$1];[.L69]);[.L69]);&quot;&quot;)" office:value-type="currency" office:currency="EUR" office:value="0.0504" calcext:value-type="currency">
            <text:p>0,05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6" office:value-type="string" calcext:value-type="string">
            <text:p>Pins for X6</text:p>
          </table:table-cell>
          <table:table-cell table:style-name="ce16"/>
          <table:table-cell table:style-name="ce24" table:formula="of:=[.A70]" office:value-type="float" office:value="3" calcext:value-type="float">
            <text:p>3</text:p>
          </table:table-cell>
          <table:table-cell table:style-name="ce27" office:value-type="float" office:value="2063734" calcext:value-type="float">
            <text:p>2063734</text:p>
          </table:table-cell>
          <table:table-cell table:style-name="ce32" office:value-type="float" office:value="0.023" calcext:value-type="float">
            <text:p>0,023</text:p>
          </table:table-cell>
          <table:table-cell table:style-name="ce35" table:formula="of:=IF(OR([.F70]=&quot;-&quot;; [.E70]=&quot;&quot;);&quot;&quot;;[.E70]*[.G70])" office:value-type="currency" office:currency="GBP" office:value="0.069" calcext:value-type="currency">
            <text:p>£0,07</text:p>
          </table:table-cell>
          <table:table-cell table:style-name="ce38"/>
          <table:table-cell table:style-name="ce40" office:value-type="string" calcext:value-type="string">
            <text:p>MX-0850-0114</text:p>
          </table:table-cell>
          <table:table-cell table:style-name="ce32" office:value-type="float" office:value="0.0472" calcext:value-type="float">
            <text:p>0,047</text:p>
          </table:table-cell>
          <table:table-cell table:style-name="ce45" table:formula="of:=IF(OR([.J70]=&quot;-&quot;;[.E70]=&quot;&quot;);&quot;&quot;;[.E70]*[.K70])" office:value-type="currency" office:currency="EUR" office:value="0.1416" calcext:value-type="currency">
            <text:p>0,14 €</text:p>
          </table:table-cell>
          <table:table-cell table:style-name="ce50" table:formula="of:=IF([.E70]&lt;&gt;&quot;&quot;; IF([.F70]&lt;&gt;&quot;-&quot; ; IF([.L70] &gt; [.H70]*[.$M$1];[.H70]*[.$M$1];[.L70]);[.L70]);&quot;&quot;)" office:value-type="currency" office:currency="EUR" office:value="0.08242533" calcext:value-type="currency">
            <text:p>0,082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5"/>
          <table:table-cell table:style-name="ce20"/>
          <table:table-cell table:style-name="ce23" table:formula="of:=[.A71]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OR([.F71]=&quot;-&quot;; [.E71]=&quot;&quot;);&quot;&quot;;[.E71]*[.G71])">
            <text:p/>
          </table:table-cell>
          <table:table-cell table:style-name="ce37"/>
          <table:table-cell table:style-name="ce20" office:value-type="string" calcext:value-type="string">
            <text:p>MB60251V1-G99</text:p>
          </table:table-cell>
          <table:table-cell table:style-name="ce31" office:value-type="float" office:value="4.11" calcext:value-type="float">
            <text:p>4,110</text:p>
          </table:table-cell>
          <table:table-cell table:style-name="ce44" table:formula="of:=IF(OR([.J71]=&quot;-&quot;;[.E71]=&quot;&quot;);&quot;&quot;;[.E71]*[.K71])" office:value-type="currency" office:currency="EUR" office:value="4.11" calcext:value-type="currency">
            <text:p>4,11 €</text:p>
          </table:table-cell>
          <table:table-cell table:style-name="ce50" table:formula="of:=IF([.E71]&lt;&gt;&quot;&quot;; IF([.F71]&lt;&gt;&quot;-&quot; ; IF([.L71] &gt; [.H71]*[.$M$1];[.H71]*[.$M$1];[.L71]);[.L71]);&quot;&quot;)" office:value-type="currency" office:currency="EUR" office:value="4.11" calcext:value-type="currency">
            <text:p>4,11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6" office:value-type="string" calcext:value-type="string">
            <text:p>14 mm, M3</text:p>
          </table:table-cell>
          <table:table-cell table:style-name="ce16"/>
          <table:table-cell table:style-name="ce24" table:formula="of:=[.A72]" office:value-type="float" office:value="5" calcext:value-type="float">
            <text:p>5</text:p>
          </table:table-cell>
          <table:table-cell table:style-name="ce27" office:value-type="float" office:value="1466812" calcext:value-type="float">
            <text:p>1466812</text:p>
          </table:table-cell>
          <table:table-cell table:style-name="ce32" table:formula="of:=0.326" office:value-type="float" office:value="0.326" calcext:value-type="float">
            <text:p>0,326</text:p>
          </table:table-cell>
          <table:table-cell table:style-name="ce35" table:formula="of:=IF(OR([.F72]=&quot;-&quot;; [.E72]=&quot;&quot;);&quot;&quot;;[.E72]*[.G72])" office:value-type="currency" office:currency="GBP" office:value="1.63" calcext:value-type="currency">
            <text:p>£1,63</text:p>
          </table:table-cell>
          <table:table-cell table:style-name="ce38"/>
          <table:table-cell table:style-name="ce40" office:value-type="string" calcext:value-type="string">
            <text:p>B3X14/BN3320</text:p>
          </table:table-cell>
          <table:table-cell table:style-name="ce32" office:value-type="float" office:value="0.3094" calcext:value-type="float">
            <text:p>0,309</text:p>
          </table:table-cell>
          <table:table-cell table:style-name="ce45" table:formula="of:=IF(OR([.J72]=&quot;-&quot;;[.E72]=&quot;&quot;);&quot;&quot;;[.E72]*[.K72])" office:value-type="currency" office:currency="EUR" office:value="1.547" calcext:value-type="currency">
            <text:p>1,55 €</text:p>
          </table:table-cell>
          <table:table-cell table:style-name="ce50" table:formula="of:=IF([.E72]&lt;&gt;&quot;&quot;; IF([.F72]&lt;&gt;&quot;-&quot; ; IF([.L72] &gt; [.H72]*[.$M$1];[.H72]*[.$M$1];[.L72]);[.L72]);&quot;&quot;)" office:value-type="currency" office:currency="EUR" office:value="1.547" calcext:value-type="currency">
            <text:p>1,547 €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4304.6090</text:p>
          </table:table-cell>
          <table:table-cell table:style-name="ce15" office:value-type="string" calcext:value-type="string">
            <text:p>C14 IEC inlet, switch, 2 fuse drawer is included</text:p>
          </table:table-cell>
          <table:table-cell table:style-name="ce20"/>
          <table:table-cell table:style-name="ce23" table:formula="of:=[.A73]" office:value-type="float" office:value="1" calcext:value-type="float">
            <text:p>1</text:p>
          </table:table-cell>
          <table:table-cell table:style-name="ce26" office:value-type="float" office:value="2080294" calcext:value-type="float">
            <text:p>2080294</text:p>
          </table:table-cell>
          <table:table-cell table:style-name="ce31" office:value-type="float" office:value="8.65" calcext:value-type="float">
            <text:p>8,650</text:p>
          </table:table-cell>
          <table:table-cell table:style-name="ce34" table:formula="of:=IF(OR([.F73]=&quot;-&quot;; [.E73]=&quot;&quot;);&quot;&quot;;[.E73]*[.G73])" office:value-type="currency" office:currency="GBP" office:value="8.65" calcext:value-type="currency">
            <text:p>£8,65</text:p>
          </table:table-cell>
          <table:table-cell table:style-name="ce37"/>
          <table:table-cell table:style-name="ce20" office:value-type="string" calcext:value-type="string">
            <text:p>4304.6090</text:p>
          </table:table-cell>
          <table:table-cell table:style-name="ce31" office:value-type="float" office:value="5.19" calcext:value-type="float">
            <text:p>5,190</text:p>
          </table:table-cell>
          <table:table-cell table:style-name="ce44" table:formula="of:=IF(OR([.J73]=&quot;-&quot;;[.E73]=&quot;&quot;);&quot;&quot;;[.E73]*[.K73])" office:value-type="currency" office:currency="EUR" office:value="5.19" calcext:value-type="currency">
            <text:p>5,19 €</text:p>
          </table:table-cell>
          <table:table-cell table:style-name="ce50" table:formula="of:=IF([.E73]&lt;&gt;&quot;&quot;; IF([.F73]&lt;&gt;&quot;-&quot; ; IF([.L73] &gt; [.H73]*[.$M$1];[.H73]*[.$M$1];[.L73]);[.L73]);&quot;&quot;)" office:value-type="currency" office:currency="EUR" office:value="5.19" calcext:value-type="currency">
            <text:p>5,190 €</text:p>
          </table:table-cell>
          <table:table-cell table:number-columns-repeated="2" table:style-name="ce5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table:formula="of:=SUM([.H67:.H73])" office:value-type="currency" office:currency="GBP" office:value="11.1314" calcext:value-type="currency">
            <text:p>£11,13</text:p>
          </table:table-cell>
          <table:table-cell table:number-columns-repeated="3"/>
          <table:table-cell table:style-name="ce46" table:formula="of:=SUM([.L67:.L73])" office:value-type="currency" office:currency="EUR" office:value="11.65" calcext:value-type="currency">
            <text:p>11,65 €</text:p>
          </table:table-cell>
          <table:table-cell table:style-name="ce46" table:formula="of:=SUM([.M67:.M73])" office:value-type="currency" office:currency="EUR" office:value="11.455230748" calcext:value-type="currency">
            <text:p>11,46 €</text:p>
          </table:table-cell>
          <table:table-cell table:style-name="ce53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UX PS r5B9 BOM'.A4:'EEZ PSU AUX PS r5B9 BOM'.AMJ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11.66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UX PS BOM (r5B9, 2016-07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08:19:06.488166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08:51:41.332822004</dc:date>
    <dc:creator>Denis Kotlar</dc:creator>
    <meta:editing-duration>P6DT8H44M47S</meta:editing-duration>
    <meta:editing-cycles>656</meta:editing-cycles>
    <meta:generator>LibreOffice/5.1.3.2$Linux_X86_64 LibreOffice_project/644e4637d1d8544fd9f56425bd6cec110e49301b</meta:generator>
    <meta:document-statistic meta:table-count="1" meta:cell-count="825" meta:object-count="0"/>
  </office:meta>
</office:document-meta>
</file>